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1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13">
      <style:table-cell-properties fo:border-top="thin solid #000000" fo:border-bottom="2pt solid #000000" fo:border-left="none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13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13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automatic" fo:wrap-option="wrap"/>
    </style:style>
    <style:style style:name="ce31" style:family="table-cell" style:parent-style-name="Default" style:data-style-name="N13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 style:data-style-name="N2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13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13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 style:data-style-name="N13">
      <style:table-cell-properties fo:border-top="2pt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 style:data-style-name="N13">
      <style:table-cell-properties fo:border-top="2pt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 style:data-style-name="N13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 style:data-style-name="N13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2" style:family="table-cell" style:parent-style-name="Default" style:data-style-name="N13">
      <style:table-cell-properties fo:border-top="none" fo:border-bottom="2pt solid #000000" fo:border-left="none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 style:data-style-name="N13">
      <style:table-cell-properties fo:border-top="none" fo:border-bottom="2pt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13">
      <style:table-cell-properties fo:border-top="none" fo:border-bottom="2pt solid #000000" fo:border-left="none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 style:data-style-name="N13">
      <style:table-cell-properties fo:border-top="none" fo:border-bottom="2pt solid #000000" fo:border-left="thin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 style:data-style-name="N13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 style:data-style-name="N13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 style:data-style-name="N13">
      <style:table-cell-properties fo:border-top="none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13">
      <style:table-cell-properties fo:border-top="2pt solid #000000" fo:border-bottom="2pt solid #000000" fo:border-left="none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1" style:family="table-cell" style:parent-style-name="Default" style:data-style-name="N13">
      <style:table-cell-properties fo:border-top="2pt solid #000000" fo:border-bottom="2pt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2" style:family="table-cell" style:parent-style-name="Default" style:data-style-name="N13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54" style:family="table-cell" style:parent-style-name="Default" style:data-style-name="N0"/>
    <style:style style:name="ce55" style:family="table-cell" style:parent-style-name="Default" style:data-style-name="N30">
      <style:table-cell-properties fo:border-top="none" fo:border-bottom="none" fo:border-left="2pt solid #000000" fo:border-right="2pt solid #000000"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0">
      <style:table-cell-properties style:vertical-align="automatic" fo:wrap-option="wrap"/>
    </style:style>
    <style:style style:name="ce57" style:family="table-cell" style:parent-style-name="Default" style:data-style-name="N30">
      <style:table-cell-properties fo:border-top="thin solid #000000" fo:border-bottom="thin solid #000000" fo:border-left="2pt solid #000000" fo:border-right="2pt solid #000000"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wrap-option="wrap"/>
      <style:text-properties fo:font-size="10pt" style:font-size-asian="10pt" style:font-size-complex="10pt"/>
    </style:style>
    <style:style style:name="ce59" style:family="table-cell" style:parent-style-name="Default" style:data-style-name="N3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60" style:family="table-cell" style:parent-style-name="Default" style:data-style-name="N30">
      <style:table-cell-properties style:vertical-align="top" fo:wrap-option="wrap"/>
    </style:style>
    <style:style style:name="ce61" style:family="table-cell" style:parent-style-name="Default" style:data-style-name="N13">
      <style:table-cell-properties fo:border-top="2pt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13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fo:border-top="none" fo:border-bottom="thin solid #000000" fo:border-left="2pt solid #000000" fo:border-right="thin solid #000000" style:vertical-align="automatic" fo:wrap-option="wrap" fo:background-color="transparent"/>
      <style:text-properties fo:font-size="10pt" style:font-size-asian="10pt" style:font-size-complex="10pt"/>
    </style:style>
    <style:style style:name="ce6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wrap-option="wrap"/>
      <style:text-properties fo:font-size="10pt" style:font-size-asian="10pt" style:font-size-complex="10pt"/>
    </style:style>
    <style:style style:name="ce65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fo:font-size="10pt" style:font-size-asian="10pt" style:font-size-complex="10pt"/>
    </style:style>
    <style:style style:name="ce66" style:family="table-cell" style:parent-style-name="Default" style:data-style-name="N13">
      <style:table-cell-properties fo:border-top="thin solid #000000" fo:border-bottom="thin solid #000000" fo:border-left="2pt solid #000000" fo:border-right="thin solid #000000" style:vertical-align="automatic"/>
      <style:text-properties fo:font-size="10pt" style:font-size-asian="10pt" style:font-size-complex="10pt"/>
    </style:style>
    <style:style style:name="ce67" style:family="table-cell" style:parent-style-name="Default" style:data-style-name="N13">
      <style:table-cell-properties fo:border="thin solid #000000" style:vertical-align="automatic"/>
      <style:text-properties fo:font-size="10pt" style:font-size-asian="10pt" style:font-size-complex="10pt"/>
    </style:style>
    <style:style style:name="ce68" style:family="table-cell" style:parent-style-name="Default" style:data-style-name="N13">
      <style:table-cell-properties fo:border-top="thin solid #000000" fo:border-bottom="thin solid #000000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69" style:family="table-cell" style:parent-style-name="Default" style:data-style-name="N13">
      <style:table-cell-properties fo:border="thin solid #000000" fo:background-color="transparent"/>
      <style:text-properties fo:font-size="10pt" style:font-size-asian="10pt" style:font-size-complex="10pt"/>
    </style:style>
    <style:style style:name="ce70" style:family="table-cell" style:parent-style-name="Default" style:data-style-name="N13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71" style:family="table-cell" style:parent-style-name="Default" style:data-style-name="N13">
      <style:table-cell-properties fo:border-top="thin solid #000000" fo:border-bottom="thin solid #000000" fo:border-left="thin solid #000000" fo:border-right="2pt solid #000000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top" fo:wrap-option="wrap"/>
      <style:text-properties fo:font-size="10pt" style:font-size-asian="10pt" style:font-size-complex="10pt"/>
    </style:style>
    <style:style style:name="ce74" style:family="table-cell" style:parent-style-name="Default" style:data-style-name="N30">
      <style:table-cell-properties fo:border-top="thin solid #000000" fo:border-bottom="thin solid #000000" fo:border-left="2pt solid #000000" fo:border-right="2pt solid #000000"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30">
      <style:table-cell-properties fo:border-top="none" fo:border-bottom="2pt solid #000000" fo:border-left="2pt solid #000000" fo:border-right="2pt solid #000000"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30">
      <style:table-cell-properties fo:border-top="2pt solid #000000" fo:border-bottom="thin solid #000000" fo:border-left="2pt solid #000000" fo:border-right="2pt solid #000000"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wrap-option="wrap"/>
      <style:text-properties fo:color="#000000" fo:font-size="10pt" style:font-size-asian="10pt" style:font-size-complex="10pt"/>
    </style:style>
    <style:style style:name="ce78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fo:wrap-option="wrap" fo:background-color="transparent"/>
      <style:text-properties fo:color="#000000" fo:font-size="10pt" style:font-size-asian="10pt" style:font-size-complex="10pt"/>
    </style:style>
    <style:style style:name="ce79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 fo:background-color="transparent"/>
      <style:text-properties fo:color="#000000" fo:font-size="10pt" style:font-size-asian="10pt" style:font-size-complex="10pt"/>
    </style:style>
    <style:style style:name="ce80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wrap-option="wrap"/>
      <style:text-properties fo:color="#000000" fo:font-size="10pt" style:font-size-asian="10pt" style:font-size-complex="10pt"/>
    </style:style>
    <style:style style:name="ce81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  <style:text-properties fo:color="#000000" fo:font-size="10pt" style:font-size-asian="10pt" style:font-size-complex="10pt"/>
    </style:style>
    <style:style style:name="ce82" style:family="table-cell" style:parent-style-name="Default" style:data-style-name="N13">
      <style:table-cell-properties fo:border-top="none" fo:border-bottom="none" fo:border-left="none" fo:border-right="thin solid #000000" style:vertical-align="automatic" fo:wrap-option="wrap" fo:background-color="transparent"/>
      <style:text-properties fo:color="#000000" fo:font-size="10pt" style:font-size-asian="10pt" style:font-size-complex="10pt"/>
    </style:style>
    <style:style style:name="ce83" style:family="table-cell" style:parent-style-name="Default" style:data-style-name="N13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2pt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top="none" fo:border-bottom="2pt solid #000000" fo:border-left="thin solid #000000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-top="thin solid #000000" fo:border-bottom="2pt solid #000000" fo:border-left="none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2pt solid #000000" fo:border-left="thin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2pt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top="2pt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2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0">
      <style:table-cell-properties fo:border="2pt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4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fo:border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5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151" style:family="table-cell" style:parent-style-name="Default" style:data-style-name="N0">
      <style:table-cell-properties fo:border="2pt solid #000000"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4.02166666666667cm" style:use-optimal-column-width="true"/>
    </style:style>
    <style:style style:name="co7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4.35pt" style:use-optimal-row-height="false" fo:break-before="auto"/>
    </style:style>
    <style:style style:name="ro6" style:family="table-row">
      <style:table-row-properties style:row-height="54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25.1pt" style:use-optimal-row-height="false" fo:break-before="auto"/>
    </style:style>
    <style:style style:name="ro9" style:family="table-row">
      <style:table-row-properties style:row-height="30.6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39pt" style:use-optimal-row-height="true" fo:break-before="auto"/>
    </style:style>
    <style:style style:name="ro12" style:family="table-row">
      <style:table-row-properties style:row-height="38.25pt" style:use-optimal-row-height="true" fo:break-before="auto"/>
    </style:style>
    <style:style style:name="ro13" style:family="table-row">
      <style:table-row-properties style:row-height="25.5pt" style:use-optimal-row-height="true" fo:break-before="auto"/>
    </style:style>
    <style:style style:name="ro14" style:family="table-row">
      <style:table-row-properties style:row-height="90pt" style:use-optimal-row-height="true" fo:break-before="auto"/>
    </style:style>
    <style:style style:name="ro15" style:family="table-row">
      <style:table-row-properties style:row-height="57pt" style:use-optimal-row-height="false" fo:break-before="auto"/>
    </style:style>
    <style:style style:name="ro16" style:family="table-row">
      <style:table-row-properties style:row-height="27.75pt" style:use-optimal-row-height="false" fo:break-before="auto"/>
    </style:style>
    <style:style style:name="ro17" style:family="table-row">
      <style:table-row-properties style:row-height="28.5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25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top" draw:textarea-horizontal-align="left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top" draw:textarea-horizontal-align="left" draw:fill="solid" draw:fill-color="#93f78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e69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top" draw:textarea-horizontal-align="left" draw:fill="solid" draw:fill-color="#ff7d2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1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4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solid" svg:stroke-width="0.01389in" svg:stroke-color="#1f4e7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solid" draw:fill-color="#9dc3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solid" draw:fill-color="#ffd96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0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3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solid" draw:fill-color="#ffd96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solid" draw:fill-color="#7f6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solid" draw:fill-color="#279fb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solid" draw:fill-color="#ff7d2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solid" draw:fill-color="#93f78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solid" draw:fill-color="#bd00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solid" draw:fill-color="#86868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top" draw:textarea-horizontal-align="left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top" draw:textarea-horizontal-align="left" draw:fill="solid" draw:fill-color="#9dc3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top" draw:textarea-horizontal-align="left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solid" draw:fill-color="#ff7d2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solid" draw:fill-color="#7f6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solid" draw:fill-color="#279fb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0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top" draw:textarea-horizontal-align="left" draw:fill="solid" draw:fill-color="#ffd96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top" draw:textarea-horizontal-align="left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5in" fo:padding-bottom="0.05in" fo:padding-left="0.1in" fo:padding-right="0.1in" draw:textarea-vertical-align="top" draw:textarea-horizontal-align="left" draw:fill="solid" draw:fill-color="#ffd96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solid" draw:fill-color="#93f78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solid" draw:fill-color="#86868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solid" draw:fill-color="#bd00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solid" draw:fill-color="#93f78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solid" draw:fill-color="#ff7d2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solid" draw:fill-color="#e2f0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top" draw:textarea-horizontal-align="left" draw:fill="solid" draw:fill-color="#bd00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5in" fo:padding-bottom="0.05in" fo:padding-left="0.1in" fo:padding-right="0.1in" draw:textarea-vertical-align="top" draw:textarea-horizontal-align="left" draw:fill="solid" draw:fill-color="#bf9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99">
      <style:graphic-properties fo:wrap-option="wrap" fo:padding-top="0.05in" fo:padding-bottom="0.05in" fo:padding-left="0.1in" fo:padding-right="0.1in" draw:textarea-vertical-align="top" draw:textarea-horizontal-align="left" draw:fill="solid" draw:fill-color="#c55a1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in" fo:padding-bottom="0.05in" fo:padding-left="0.1in" fo:padding-right="0.1in" draw:textarea-vertical-align="top" draw:textarea-horizontal-align="left" draw:fill="solid" draw:fill-color="#bdd7e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ffe69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top" draw:textarea-horizontal-align="left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top" draw:textarea-horizontal-align="left" draw:fill="solid" draw:fill-color="#ffd96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solid" draw:fill-color="#c55a1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top" draw:textarea-horizontal-align="left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solid" draw:fill-color="#bd00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solid" draw:fill-color="#bd00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solid" draw:fill-color="#bf9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solid" draw:fill-color="#bf9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top" draw:textarea-horizontal-align="left" draw:fill="solid" draw:fill-color="#7c7c7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solid" draw:fill-color="#bdd7e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5in" fo:padding-bottom="0.05in" fo:padding-left="0.1in" fo:padding-right="0.1in" draw:textarea-vertical-align="top" draw:textarea-horizontal-align="left" draw:fill="solid" draw:fill-color="#c55a1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solid" draw:fill-color="#ffe69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top" draw:textarea-horizontal-align="left" draw:fill="solid" draw:fill-color="#bdd7e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top" draw:textarea-horizontal-align="left" draw:fill="solid" draw:fill-color="#ffe69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top" draw:textarea-horizontal-align="left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0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top" draw:textarea-horizontal-align="left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solid" draw:fill-color="#bdd7e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solid" draw:fill-color="#ffe69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solid" draw:fill-color="#bd00cc" draw:opacity="100%" draw:stroke="solid" svg:stroke-width="0.01389in" svg:stroke-color="#2e75b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solid" draw:fill-color="#bf9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solid" draw:fill-color="#7c7c7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solid" draw:fill-color="#c55a1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solid" draw:fill-color="#262626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left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solid" draw:fill-color="#bd00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9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solid" draw:fill-color="#bf9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solid" draw:fill-color="#c55a1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solid" draw:fill-color="#ffe69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solid" draw:fill-color="#7c7c7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5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solid" draw:fill-color="#c55a1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left" draw:fill="solid" draw:fill-color="#bd00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solid" draw:fill-color="#93f78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solid" draw:fill-color="#ff7d2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top" draw:textarea-horizontal-align="left" draw:fill="solid" draw:fill-color="#bf9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solid" svg:stroke-width="0.01389in" svg:stroke-color="#1f4e7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4">
      <style:graphic-properties fo:wrap-option="wrap" fo:padding-top="0.05in" fo:padding-bottom="0.05in" fo:padding-left="0.1in" fo:padding-right="0.1in" draw:textarea-vertical-align="top" draw:textarea-horizontal-align="left" draw:fill="solid" draw:fill-color="#7c7c7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solid" draw:fill-color="#bdd7e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7">
      <style:graphic-properties fo:wrap-option="wrap" fo:padding-top="0.05in" fo:padding-bottom="0.05in" fo:padding-left="0.1in" fo:padding-right="0.1in" draw:textarea-vertical-align="top" draw:textarea-horizontal-align="left" draw:fill="solid" draw:fill-color="#c55a1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left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solid" draw:fill-color="#0020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top" draw:textarea-horizontal-align="left" draw:fill="solid" draw:fill-color="#ffe69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solid" draw:fill-color="#7030a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top" draw:textarea-horizontal-align="left" draw:fill="solid" draw:fill-color="#bdd7e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5in" fo:padding-bottom="0.05in" fo:padding-left="0.1in" fo:padding-right="0.1in" draw:textarea-vertical-align="top" draw:textarea-horizontal-align="left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solid" draw:fill-color="#93f78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solid" draw:fill-color="#c55a1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05in" fo:padding-bottom="0.05in" fo:padding-left="0.1in" fo:padding-right="0.1in" draw:textarea-vertical-align="top" draw:textarea-horizontal-align="left" draw:fill="solid" draw:fill-color="#ffe69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">
      <style:graphic-properties fo:wrap-option="wrap" fo:padding-top="0.05in" fo:padding-bottom="0.05in" fo:padding-left="0.1in" fo:padding-right="0.1in" draw:textarea-vertical-align="top" draw:textarea-horizontal-align="left" draw:fill="solid" draw:fill-color="#ff7d2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solid" draw:fill-color="#bdd7e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solid" draw:fill-color="#0070c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onciliation_table_combined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number-columns-repeated="16372" table:default-cell-style-name="ce1"/>
        <table:table-row table:style-name="ro1">
          <table:table-cell office:value-type="string" table:number-columns-spanned="12" table:number-rows-spanned="1" table:style-name="ce137">
            <text:p>Reconciliation of studies included &amp; conclusions with prior systematic reviews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2" table:number-rows-spanned="2" table:style-name="ce140">
            <text:p>Endpoints</text:p>
            <text:p>(Efficacy)</text:p>
          </table:table-cell>
          <table:covered-table-cell/>
          <table:table-cell office:value-type="string" table:number-columns-spanned="1" table:number-rows-spanned="2" table:style-name="ce141">
            <text:p>Aletreby, 2019</text:p>
            <text:p>PMID 31679383</text:p>
          </table:table-cell>
          <table:table-cell office:value-type="string" table:number-columns-spanned="1" table:number-rows-spanned="2" table:style-name="ce138">
            <text:p>Siddiqui, 2019</text:p>
            <text:p>PMID 31423390<text:s/></text:p>
          </table:table-cell>
          <table:table-cell office:value-type="string" table:number-columns-spanned="1" table:number-rows-spanned="2" table:style-name="ce138">
            <text:p>Lian, 2019</text:p>
            <text:p>PMID 31281831<text:s/></text:p>
          </table:table-cell>
          <table:table-cell office:value-type="string" table:number-columns-spanned="1" table:number-rows-spanned="2" table:style-name="ce138">
            <text:p>Fang, 2019</text:p>
            <text:p>PMID 30575845</text:p>
          </table:table-cell>
          <table:table-cell office:value-type="string" table:number-columns-spanned="1" table:number-rows-spanned="2" table:style-name="ce138">
            <text:p>Ni, 2018</text:p>
            <text:p>PMID 30522935</text:p>
          </table:table-cell>
          <table:table-cell office:value-type="string" table:number-columns-spanned="1" table:number-rows-spanned="2" table:style-name="ce138">
            <text:p>Rochwerg, 2018</text:p>
            <text:p>PMID 29979221</text:p>
          </table:table-cell>
          <table:table-cell office:value-type="string" table:number-columns-spanned="1" table:number-rows-spanned="2" table:style-name="ce138">
            <text:p>Duran<text:span text:style-name="T3">d</text:span>, 2018</text:p>
            <text:p>PMID 29913494</text:p>
          </table:table-cell>
          <table:table-cell office:value-type="string" table:number-columns-spanned="1" table:number-rows-spanned="2" table:style-name="ce138">
            <text:p>Rygård<text:span text:style-name="T3">a2</text:span>, 2017</text:p>
            <text:p>PMID 29761216</text:p>
          </table:table-cell>
          <table:table-cell office:value-type="string" table:number-columns-spanned="1" table:number-rows-spanned="2" table:style-name="ce138">
            <text:p>Volbeda, 2015</text:p>
            <text:p>PMID 26100123<text:s/></text:p>
          </table:table-cell>
          <table:table-cell office:value-type="string" table:number-columns-spanned="1" table:number-rows-spanned="2" table:style-name="ce139">
            <text:p>Annane, 2015</text:p>
            <text:p>PMID 26633262<text:s/></text:p>
          </table:table-cell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table:number-columns-spanned="1" table:number-rows-spanned="13" table:style-name="ce151"/>
          <table:table-cell office:value-type="string" table:style-name="ce34">
            <text:p>Mortality<text:span text:style-name="T3">a</text:span></text:p>
          </table:table-cell>
          <table:table-cell office:value-type="string" table:style-name="ce32">
            <text:p>↔</text:p>
          </table:table-cell>
          <table:table-cell office:value-type="string" table:style-name="ce21">
            <text:p>↓</text:p>
          </table:table-cell>
          <table:table-cell office:value-type="string" table:style-name="ce21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8">
            <text:p>↓</text:p>
          </table:table-cell>
          <table:table-cell office:value-type="string" table:style-name="ce19">
            <text:p>↔</text:p>
          </table:table-cell>
          <table:table-cell office:value-type="string" table:style-name="ce18">
            <text:p>↓</text:p>
          </table:table-cell>
          <table:table-cell office:value-type="string" table:style-name="ce19">
            <text:p>↔</text:p>
          </table:table-cell>
          <table:table-cell office:value-type="string" table:style-name="ce19">
            <text:p>↔</text:p>
          </table:table-cell>
          <table:table-cell office:value-type="string" table:style-name="ce20">
            <text:p>↓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5">
            <text:p>RR (95% CI)</text:p>
          </table:table-cell>
          <table:table-cell office:value-type="string" table:style-name="ce22">
            <text:p>0.93 (0.86-1.01)</text:p>
          </table:table-cell>
          <table:table-cell office:value-type="string" table:style-name="ce14">
            <text:p>0.92 (0.85-0.99)</text:p>
          </table:table-cell>
          <table:table-cell office:value-type="string" table:style-name="ce22">
            <text:p>0.93 (0.88-0.99)</text:p>
          </table:table-cell>
          <table:table-cell office:value-type="string" table:style-name="ce14">
            <text:p>0.90 (0.82-0.98)</text:p>
          </table:table-cell>
          <table:table-cell office:value-type="string" table:style-name="ce14">
            <text:p>0.91 (0.85-0.98)</text:p>
          </table:table-cell>
          <table:table-cell office:value-type="string" table:style-name="ce14">
            <text:p>0.93 (0.84-1.03)</text:p>
          </table:table-cell>
          <table:table-cell office:value-type="string" table:style-name="ce3">
            <text:p>0.89 (0.81-0.97)<text:span text:style-name="T6">d2</text:span></text:p>
          </table:table-cell>
          <table:table-cell office:value-type="string" table:style-name="ce17">
            <text:p>0.96 (0.91–1.02)</text:p>
          </table:table-cell>
          <table:table-cell office:value-type="string" table:style-name="ce3">
            <text:p>0.96 (0.85-1.08)</text:p>
          </table:table-cell>
          <table:table-cell office:value-type="string" table:style-name="ce4">
            <text:p>0.88 (0.78-0.87)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57">
            <text:p>Population benefited</text:p>
          </table:table-cell>
          <table:table-cell office:value-type="string" table:style-name="ce58">
            <text:p>None</text:p>
          </table:table-cell>
          <table:table-cell office:value-type="string" table:style-name="ce59">
            <text:p>All patients with sepsis</text:p>
          </table:table-cell>
          <table:table-cell office:value-type="string" table:style-name="ce58">
            <text:p>Septic shock only</text:p>
          </table:table-cell>
          <table:table-cell office:value-type="string" table:style-name="ce59">
            <text:p>All patients with sepsis</text:p>
          </table:table-cell>
          <table:table-cell office:value-type="string" table:style-name="ce58">
            <text:p>Severe sepsis or septic shock</text:p>
          </table:table-cell>
          <table:table-cell office:value-type="string" table:style-name="ce59">
            <text:p>All patients with sepsis</text:p>
          </table:table-cell>
          <table:table-cell office:value-type="string" table:style-name="ce59">
            <text:p>Septic shock on pressors</text:p>
          </table:table-cell>
          <table:table-cell office:value-type="string" table:style-name="ce58">
            <text:p>None</text:p>
          </table:table-cell>
          <table:table-cell office:value-type="string" table:style-name="ce59">
            <text:p>None</text:p>
          </table:table-cell>
          <table:table-cell office:value-type="string" table:style-name="ce73">
            <text:p>All patients with sepsis</text:p>
          </table:table-cell>
          <table:table-cell table:number-columns-repeated="16372" table:style-name="ce60"/>
        </table:table-row>
        <table:table-row table:style-name="ro6">
          <table:covered-table-cell/>
          <table:table-cell office:value-type="string" table:style-name="ce36">
            <text:p>Meta-Analysis Method</text:p>
          </table:table-cell>
          <table:table-cell office:value-type="string" table:style-name="ce25">
            <text:p>Random-effects model (DerSimonian and Laird)</text:p>
          </table:table-cell>
          <table:table-cell office:value-type="string" table:style-name="ce24">
            <text:p>Random-effects model<text:s text:c="5"/></text:p>
          </table:table-cell>
          <table:table-cell office:value-type="string" table:style-name="ce25">
            <text:p>Fixed-effect model</text:p>
          </table:table-cell>
          <table:table-cell office:value-type="string" table:style-name="ce24">
            <text:p>Random-effects model<text:s text:c="5"/></text:p>
          </table:table-cell>
          <table:table-cell office:value-type="string" table:style-name="ce25">
            <text:p>Fixed-effect model<text:s text:c="5"/></text:p>
          </table:table-cell>
          <table:table-cell office:value-type="string" table:style-name="ce24">
            <text:p>Random-effects model</text:p>
            <text:p>(DerSimonian and Laird)</text:p>
          </table:table-cell>
          <table:table-cell office:value-type="string" table:style-name="ce24">
            <text:p>Random-effects model</text:p>
            <text:p>(Hartung-Knapp)</text:p>
          </table:table-cell>
          <table:table-cell office:value-type="string" table:style-name="ce25">
            <text:p>Fixed-effect model<text:s text:c="5"/></text:p>
          </table:table-cell>
          <table:table-cell office:value-type="string" table:style-name="ce24">
            <text:p>Random-effects model<text:s text:c="5"/></text:p>
          </table:table-cell>
          <table:table-cell office:value-type="string" table:style-name="ce26">
            <text:p>Fixed-effect model<text:s text:c="5"/>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72">
            <text:p>Heterogeneity</text:p>
          </table:table-cell>
          <table:table-cell office:value-type="percentage" office:value="0" table:style-name="ce66">
            <text:p>0%</text:p>
          </table:table-cell>
          <table:table-cell office:value-type="percentage" office:value="0" table:style-name="ce67">
            <text:p>0%</text:p>
          </table:table-cell>
          <table:table-cell office:value-type="percentage" office:value="0.02" table:style-name="ce68">
            <text:p>2%</text:p>
          </table:table-cell>
          <table:table-cell office:value-type="percentage" office:value="0.27" table:style-name="ce69">
            <text:p>27%</text:p>
          </table:table-cell>
          <table:table-cell office:value-type="percentage" office:value="0.11" table:style-name="ce69">
            <text:p>11%</text:p>
          </table:table-cell>
          <table:table-cell office:value-type="percentage" office:value="0.38" table:style-name="ce69">
            <text:p>38%</text:p>
          </table:table-cell>
          <table:table-cell office:value-type="percentage" office:value="0.1" table:style-name="ce69">
            <text:p>10%</text:p>
          </table:table-cell>
          <table:table-cell office:value-type="percentage" office:value="0.35" table:style-name="ce69">
            <text:p>35%</text:p>
          </table:table-cell>
          <table:table-cell office:value-type="percentage" office:value="0.19" table:style-name="ce70">
            <text:p>19%</text:p>
          </table:table-cell>
          <table:table-cell office:value-type="percentage" office:value="0.42" table:style-name="ce71">
            <text:p>42%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4">
            <text:p>Modulators (subgroups and meta-regressions)</text:p>
          </table:table-cell>
          <table:table-cell office:value-type="string" table:style-name="ce63">
            <text:p>Modulators tested but not found (did not subgroup by pressors)</text:p>
          </table:table-cell>
          <table:table-cell office:value-type="string" table:style-name="ce64">
            <text:p>No analyses for modulators</text:p>
          </table:table-cell>
          <table:table-cell office:value-type="string" table:style-name="ce65">
            <text:p>Modulators tested but not found (did not subgroup by pressors)</text:p>
          </table:table-cell>
          <table:table-cell office:value-type="string" table:style-name="ce65">
            <text:p>Modulators tested but not found (did not subgroup by pressors)</text:p>
          </table:table-cell>
          <table:table-cell office:value-type="string" table:style-name="ce65">
            <text:p>Benefit found in patients with shock (did not subgroup by pressors).</text:p>
          </table:table-cell>
          <table:table-cell office:value-type="string" table:style-name="ce65">
            <text:p>Modulators tested but not found (did not subgroup by pressors)</text:p>
          </table:table-cell>
          <table:table-cell office:value-type="string" table:style-name="ce65">
            <text:p>Benefit may be confined to using low-dose steroids (≤ 200 mg/d hydrocortisone) for &lt; 7 days for patients on vasopressors</text:p>
          </table:table-cell>
          <table:table-cell office:value-type="string" table:style-name="ce65">
            <text:p>Modulators tested but not found (did not subgroup by pressors)</text:p>
          </table:table-cell>
          <table:table-cell office:value-type="string" table:style-name="ce77">
            <text:p>Modulators tested but not found</text:p>
          </table:table-cell>
          <table:table-cell office:value-type="string" table:style-name="ce78">
            <text:p>Modulators tested but not found</text:p>
          </table:table-cell>
          <table:table-cell table:number-columns-repeated="16372" table:style-name="ce56"/>
        </table:table-row>
        <table:table-row table:style-name="ro9">
          <table:covered-table-cell/>
          <table:table-cell office:value-type="string" table:style-name="ce55">
            <text:p>Residual heterogeneity</text:p>
          </table:table-cell>
          <table:table-cell office:value-type="string" table:style-name="ce79">
            <text:p>Not applicable</text:p>
          </table:table-cell>
          <table:table-cell office:value-type="string" table:style-name="ce80">
            <text:p>Not applicable</text:p>
          </table:table-cell>
          <table:table-cell office:value-type="string" table:style-name="ce79">
            <text:p>Not applicable</text:p>
          </table:table-cell>
          <table:table-cell office:value-type="string" table:style-name="ce79">
            <text:p>Not applicable</text:p>
          </table:table-cell>
          <table:table-cell office:value-type="string" table:style-name="ce81">
            <text:p>Not reported</text:p>
          </table:table-cell>
          <table:table-cell office:value-type="string" table:style-name="ce79">
            <text:p>Not applicable</text:p>
          </table:table-cell>
          <table:table-cell office:value-type="percentage" office:value="0" table:style-name="ce82">
            <text:p>0%</text:p>
          </table:table-cell>
          <table:table-cell office:value-type="string" table:style-name="ce79">
            <text:p>Not applicable</text:p>
          </table:table-cell>
          <table:table-cell office:value-type="string" table:style-name="ce79">
            <text:p>Not applicable</text:p>
          </table:table-cell>
          <table:table-cell office:value-type="string" table:style-name="ce79">
            <text:p>Not applicable</text:p>
          </table:table-cell>
          <table:table-cell table:number-columns-repeated="16372" table:style-name="ce56"/>
        </table:table-row>
        <table:table-row table:style-name="ro3">
          <table:covered-table-cell/>
          <table:table-cell office:value-type="string" table:style-name="ce76">
            <text:p>N</text:p>
          </table:table-cell>
          <table:table-cell office:value-type="string" table:style-name="ce61">
            <text:p><text:span text:style-name="T5">N</text:span>= 10</text:p>
          </table:table-cell>
          <table:table-cell office:value-type="string" table:style-name="ce62">
            <text:p><text:span text:style-name="T5">N</text:span>= 5</text:p>
          </table:table-cell>
          <table:table-cell office:value-type="string" table:style-name="ce38">
            <text:p><text:span text:style-name="T5">N</text:span>= 23<text:span text:style-name="T4">e</text:span></text:p>
          </table:table-cell>
          <table:table-cell office:value-type="string" table:style-name="ce37">
            <text:p><text:span text:style-name="T5">N</text:span>= 37</text:p>
          </table:table-cell>
          <table:table-cell office:value-type="string" table:style-name="ce37">
            <text:p><text:span text:style-name="T5">N</text:span>= 19</text:p>
          </table:table-cell>
          <table:table-cell office:value-type="string" table:style-name="ce37">
            <text:p><text:span text:style-name="T5">N</text:span>= 42</text:p>
          </table:table-cell>
          <table:table-cell office:value-type="string" table:style-name="ce62">
            <text:p><text:span text:style-name="T5">N</text:span>= 17</text:p>
          </table:table-cell>
          <table:table-cell office:value-type="string" table:style-name="ce39">
            <text:p><text:span text:style-name="T5">N</text:span>= 23</text:p>
          </table:table-cell>
          <table:table-cell office:value-type="string" table:style-name="ce37">
            <text:p><text:span text:style-name="T5">N</text:span>= 35</text:p>
          </table:table-cell>
          <table:table-cell office:value-type="string" table:style-name="ce40">
            <text:p><text:span text:style-name="T5">N</text:span>= 33</text:p>
          </table:table-cell>
          <table:table-cell table:number-columns-repeated="16372"/>
        </table:table-row>
        <table:table-row table:style-name="ro10">
          <table:covered-table-cell/>
          <table:table-cell office:value-type="string" table:style-name="ce75">
            <text:p>n</text:p>
          </table:table-cell>
          <table:table-cell office:value-type="string" table:style-name="ce27">
            <text:p><text:span text:style-name="T5">n</text:span>= 9</text:p>
          </table:table-cell>
          <table:table-cell office:value-type="string" table:style-name="ce28">
            <text:p><text:span text:style-name="T5">n</text:span>= 5</text:p>
          </table:table-cell>
          <table:table-cell office:value-type="string" table:style-name="ce27">
            <text:p><text:span text:style-name="T5">n</text:span>= 23<text:span text:style-name="T4">e</text:span></text:p>
          </table:table-cell>
          <table:table-cell office:value-type="string" table:style-name="ce28">
            <text:p><text:span text:style-name="T5">n</text:span>= 34</text:p>
          </table:table-cell>
          <table:table-cell office:value-type="string" table:style-name="ce28">
            <text:p><text:span text:style-name="T5">n</text:span>= 18</text:p>
          </table:table-cell>
          <table:table-cell office:value-type="string" table:style-name="ce28">
            <text:p><text:span text:style-name="T5">n</text:span>= 36</text:p>
          </table:table-cell>
          <table:table-cell office:value-type="string" table:style-name="ce83">
            <text:p><text:span text:style-name="T5">n</text:span>= 6</text:p>
          </table:table-cell>
          <table:table-cell office:value-type="string" table:style-name="ce28">
            <text:p><text:span text:style-name="T5">n</text:span>= 22</text:p>
          </table:table-cell>
          <table:table-cell office:value-type="string" table:style-name="ce28">
            <text:p><text:span text:style-name="T5">n</text:span>= 16</text:p>
          </table:table-cell>
          <table:table-cell office:value-type="string" table:style-name="ce29">
            <text:p><text:span text:style-name="T5">n</text:span>= 23</text:p>
          </table:table-cell>
          <table:table-cell table:number-columns-repeated="16372"/>
        </table:table-row>
        <table:table-row table:style-name="ro11">
          <table:covered-table-cell/>
          <table:table-cell office:value-type="string" table:style-name="ce49">
            <text:p>Intervention</text:p>
          </table:table-cell>
          <table:table-cell office:value-type="string" table:style-name="ce50">
            <text:p>Hyrdocortisone<text:span text:style-name="T6">f</text:span></text:p>
          </table:table-cell>
          <table:table-cell office:value-type="string" table:style-name="ce51">
            <text:p>Hydrocortisone with or without fludrocortisone</text:p>
          </table:table-cell>
          <table:table-cell office:value-type="string" table:style-name="ce50">
            <text:p>Corticosteroids; type not specified</text:p>
          </table:table-cell>
          <table:table-cell office:value-type="string" table:style-name="ce50">
            <text:p>Corticosteroids; regardless of type</text:p>
          </table:table-cell>
          <table:table-cell office:value-type="string" table:style-name="ce50">
            <text:p>Corticosteroids; type not specified</text:p>
          </table:table-cell>
          <table:table-cell office:value-type="string" table:style-name="ce50">
            <text:p>Corticosteroids; regardless of type</text:p>
          </table:table-cell>
          <table:table-cell office:value-type="string" table:style-name="ce50">
            <text:p>Corticosteroids; type not specified</text:p>
          </table:table-cell>
          <table:table-cell office:value-type="string" table:style-name="ce51">
            <text:p>Hydrocortisone or equivalent</text:p>
          </table:table-cell>
          <table:table-cell office:value-type="string" table:style-name="ce50">
            <text:p>Corticosteroids; regardless of type</text:p>
          </table:table-cell>
          <table:table-cell office:value-type="string" table:style-name="ce52">
            <text:p>Corticosteroids; regardless of type</text:p>
          </table:table-cell>
          <table:table-cell table:number-columns-repeated="16372"/>
        </table:table-row>
        <table:table-row table:style-name="ro12">
          <table:covered-table-cell/>
          <table:table-cell office:value-type="string" table:number-columns-spanned="1" table:number-rows-spanned="3" table:style-name="ce140">
            <text:p>Population</text:p>
            <text:p>(Inclusion)</text:p>
          </table:table-cell>
          <table:table-cell office:value-type="string" table:style-name="ce46">
            <text:p>Severe sepsis, and/or septic shock</text:p>
          </table:table-cell>
          <table:table-cell office:value-type="string" table:style-name="ce47">
            <text:p>Septic shock only</text:p>
          </table:table-cell>
          <table:table-cell office:value-type="string" table:style-name="ce47">
            <text:p>Septic shock only</text:p>
          </table:table-cell>
          <table:table-cell office:value-type="string" table:style-name="ce47">
            <text:p>Sepsis, severe sepsis, and/or septic shock</text:p>
          </table:table-cell>
          <table:table-cell office:value-type="string" table:style-name="ce47">
            <text:p>Severe sepsis and/or septic shock</text:p>
          </table:table-cell>
          <table:table-cell office:value-type="string" table:style-name="ce47">
            <text:p>Sepsis, severe sepsis, and/or septic shock</text:p>
          </table:table-cell>
          <table:table-cell office:value-type="string" table:style-name="ce47">
            <text:p>Septic shock only</text:p>
          </table:table-cell>
          <table:table-cell office:value-type="string" table:style-name="ce47">
            <text:p>Septic shock only</text:p>
          </table:table-cell>
          <table:table-cell office:value-type="string" table:style-name="ce47">
            <text:p>Sepsis, severe sepsis, and/or septic shock</text:p>
          </table:table-cell>
          <table:table-cell office:value-type="string" table:style-name="ce48">
            <text:p>Sepsis, severe sepsis, and/or septic shock</text:p>
          </table:table-cell>
          <table:table-cell table:number-columns-repeated="16372" table:style-name="ce30"/>
        </table:table-row>
        <table:table-row table:style-name="ro13">
          <table:covered-table-cell/>
          <table:covered-table-cell/>
          <table:table-cell office:value-type="string" table:style-name="ce33">
            <text:p>Adults</text:p>
          </table:table-cell>
          <table:table-cell office:value-type="string" table:style-name="ce31">
            <text:p>Adults</text:p>
          </table:table-cell>
          <table:table-cell office:value-type="string" table:style-name="ce31">
            <text:p>Adults</text:p>
          </table:table-cell>
          <table:table-cell office:value-type="string" table:style-name="ce31">
            <text:p>Adults</text:p>
          </table:table-cell>
          <table:table-cell office:value-type="string" table:style-name="ce31">
            <text:p>Adults</text:p>
          </table:table-cell>
          <table:table-cell office:value-type="string" table:style-name="ce31">
            <text:p>Adults, children</text:p>
            <text:p>(no neonates)</text:p>
          </table:table-cell>
          <table:table-cell office:value-type="string" table:style-name="ce31">
            <text:p>Adults</text:p>
          </table:table-cell>
          <table:table-cell office:value-type="string" table:style-name="ce31">
            <text:p>Adults</text:p>
          </table:table-cell>
          <table:table-cell office:value-type="string" table:style-name="ce31">
            <text:p>Adults</text:p>
          </table:table-cell>
          <table:table-cell office:value-type="string" table:style-name="ce41">
            <text:p>Adults<text:span text:style-name="T6">h</text:span></text:p>
          </table:table-cell>
          <table:table-cell table:number-columns-repeated="16372" table:style-name="ce30"/>
        </table:table-row>
        <table:table-row table:style-name="ro14">
          <table:covered-table-cell/>
          <table:covered-table-cell/>
          <table:table-cell office:value-type="string" table:style-name="ce42">
            <text:p>Studies were included through search from 2000 onwards</text:p>
          </table:table-cell>
          <table:table-cell office:value-type="string" table:style-name="ce43">
            <text:p>Studies were included through search from inception till March, 2018</text:p>
          </table:table-cell>
          <table:table-cell office:value-type="string" table:style-name="ce44">
            <text:p>Studies were included through search from 1980 till April 2018</text:p>
          </table:table-cell>
          <table:table-cell office:value-type="string" table:style-name="ce44">
            <text:p>Studies were included through search from inception till August 2018</text:p>
          </table:table-cell>
          <table:table-cell office:value-type="string" table:style-name="ce44">
            <text:p>Studies were included through search from 1946 till March 2018</text:p>
          </table:table-cell>
          <table:table-cell office:value-type="string" table:style-name="ce44">
            <text:p>Studies were included through search from December, 2014 till January 2018<text:span text:style-name="T6">g</text:span></text:p>
          </table:table-cell>
          <table:table-cell office:value-type="string" table:style-name="ce43">
            <text:p>Living systematic review; updated one or more reviews previously published.<text:s/></text:p>
          </table:table-cell>
          <table:table-cell office:value-type="string" table:style-name="ce43">
            <text:p>Studies were included through search from inception till March, 2018</text:p>
          </table:table-cell>
          <table:table-cell office:value-type="string" table:style-name="ce43">
            <text:p>Studies were included through search without any restrictions of time, language and publication status</text:p>
          </table:table-cell>
          <table:table-cell office:value-type="string" table:style-name="ce45">
            <text:p>Studies were included through an updated search in 2014<text:span text:style-name="T6">h2</text:span></text:p>
          </table:table-cell>
          <table:table-cell table:number-columns-repeated="16372" table:style-name="ce30"/>
        </table:table-row>
        <table:table-row table:style-name="ro10">
          <table:table-cell office:value-type="string" table:number-columns-spanned="2" table:number-rows-spanned="3" table:style-name="ce140">
            <text:p>Studies Included<text:span text:style-name="T7">b,c</text:span></text:p>
          </table:table-cell>
          <table:covered-table-cell/>
          <table:table-cell office:value-type="string" table:style-name="ce27">
            <text:p><text:span text:style-name="T5">n</text:span>= 9</text:p>
          </table:table-cell>
          <table:table-cell office:value-type="string" table:style-name="ce28">
            <text:p><text:span text:style-name="T5">n</text:span>= 5</text:p>
          </table:table-cell>
          <table:table-cell office:value-type="string" table:style-name="ce27">
            <text:p><text:span text:style-name="T5">n</text:span>= 23<text:span text:style-name="T4">e</text:span></text:p>
          </table:table-cell>
          <table:table-cell office:value-type="string" table:style-name="ce28">
            <text:p><text:span text:style-name="T5">n</text:span>= 34</text:p>
          </table:table-cell>
          <table:table-cell office:value-type="string" table:style-name="ce28">
            <text:p><text:span text:style-name="T5">n</text:span>= 18</text:p>
          </table:table-cell>
          <table:table-cell office:value-type="string" table:style-name="ce28">
            <text:p><text:span text:style-name="T5">n</text:span>= 36</text:p>
          </table:table-cell>
          <table:table-cell office:value-type="string" table:style-name="ce83">
            <text:p><text:span text:style-name="T5">n</text:span>= 6</text:p>
          </table:table-cell>
          <table:table-cell office:value-type="string" table:style-name="ce28">
            <text:p><text:span text:style-name="T5">n</text:span>= 22</text:p>
          </table:table-cell>
          <table:table-cell office:value-type="string" table:style-name="ce28">
            <text:p><text:span text:style-name="T5">n</text:span>= 16</text:p>
          </table:table-cell>
          <table:table-cell office:value-type="string" table:style-name="ce29">
            <text:p><text:span text:style-name="T5">n</text:span>= 23</text:p>
          </table:table-cell>
          <table:table-cell table:number-columns-repeated="16372"/>
        </table:table-row>
        <table:table-row table:style-name="ro2">
          <table:covered-table-cell/>
          <table:covered-table-cell/>
          <table:table-cell table:number-columns-spanned="1" table:number-rows-spanned="2" table:style-name="ce146">
            <draw:custom-shape svg:x="0.04195in" svg:y="0.04986in" svg:width="0.11234in" svg:height="0.10565in" draw:z-index="178" draw:id="id177" draw:style-name="a533" draw:name="Rectangle 260">
              <svg:title/>
              <svg:desc/>
              <text:p text:style-name="a532" text:class-names="" text:cond-style-name=""><text:span text:style-name="a53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6841in" svg:y="0.05882in" svg:width="0.10212in" svg:height="0.10212in" draw:z-index="185" draw:id="id184" draw:style-name="a554" draw:name="Isosceles Triangle 281">
              <svg:title/>
              <svg:desc/>
              <text:p text:style-name="a553" text:class-names="" text:cond-style-name=""><text:span text:style-name="a55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70742in" svg:y="0.05065in" svg:width="0.10212in" svg:height="0.10212in" draw:z-index="184" draw:id="id183" draw:style-name="a551" draw:name="Isosceles Triangle 279">
              <svg:title/>
              <svg:desc/>
              <text:p text:style-name="a550" text:class-names="" text:cond-style-name=""><text:span text:style-name="a5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20597in" svg:y="0.05844in" svg:width="0.11234in" svg:height="0.09655in" draw:z-index="183" draw:id="id182" draw:style-name="a548" draw:name="Rectangle 277">
              <svg:title/>
              <svg:desc/>
              <text:p text:style-name="a547" text:class-names="" text:cond-style-name=""><text:span text:style-name="a5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7955in" svg:y="0.05085in" svg:width="0.11234in" svg:height="0.10212in" draw:z-index="179" draw:id="id178" draw:style-name="a536" draw:name="Rectangle 261">
              <svg:title/>
              <svg:desc/>
              <text:p text:style-name="a535" text:class-names="" text:cond-style-name=""><text:span text:style-name="a5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4089in" svg:y="0.04913in" svg:width="0.10212in" svg:height="0.10514in" draw:z-index="186" draw:id="id185" draw:style-name="a557" draw:name="Isosceles Triangle 285">
              <svg:title/>
              <svg:desc/>
              <text:p text:style-name="a556" text:class-names="" text:cond-style-name=""><text:span text:style-name="a55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spanned="1" table:number-rows-spanned="2" table:style-name="ce145">
            <draw:custom-shape svg:x="0.04834in" svg:y="0.05029in" svg:width="0.11234in" svg:height="0.10565in" draw:z-index="173" draw:id="id172" draw:style-name="a518" draw:name="Rectangle 251">
              <svg:title/>
              <svg:desc/>
              <text:p text:style-name="a517" text:class-names="" text:cond-style-name=""><text:span text:style-name="a5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1445in" svg:y="0.04956in" svg:width="0.11234in" svg:height="0.10212in" draw:z-index="174" draw:id="id173" draw:style-name="a521" draw:name="Rectangle 253">
              <svg:title/>
              <svg:desc/>
              <text:p text:style-name="a520" text:class-names="" text:cond-style-name=""><text:span text:style-name="a51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27in" svg:y="0.0464in" svg:width="0.10212in" svg:height="0.10212in" draw:z-index="175" draw:id="id174" draw:style-name="a524" draw:name="Isosceles Triangle 256">
              <svg:title/>
              <svg:desc/>
              <text:p text:style-name="a523" text:class-names="" text:cond-style-name=""><text:span text:style-name="a52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70707in" svg:y="0.04669in" svg:width="0.10212in" svg:height="0.10212in" draw:z-index="177" draw:id="id176" draw:style-name="a530" draw:name="Isosceles Triangle 258">
              <svg:title/>
              <svg:desc/>
              <text:p text:style-name="a529" text:class-names="" text:cond-style-name=""><text:span text:style-name="a52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5149in" svg:y="0.04518in" svg:width="0.10212in" svg:height="0.10212in" draw:z-index="176" draw:id="id175" draw:style-name="a527" draw:name="Isosceles Triangle 257">
              <svg:title/>
              <svg:desc/>
              <text:p text:style-name="a526" text:class-names="" text:cond-style-name=""><text:span text:style-name="a52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spanned="1" table:number-rows-spanned="2" table:style-name="ce143">
            <draw:custom-shape svg:x="0.20626in" svg:y="0.18308in" svg:width="0.11234in" svg:height="0.09643in" draw:z-index="126" draw:id="id125" draw:style-name="a377" draw:name="Rectangle 334">
              <svg:title/>
              <svg:desc/>
              <text:p text:style-name="a376" text:class-names="" text:cond-style-name=""><text:span text:style-name="a3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6863in" svg:y="0.17885in" svg:width="0.11234in" svg:height="0.10462in" draw:z-index="127" draw:id="id126" draw:style-name="a380" draw:name="Rectangle 337">
              <svg:title/>
              <svg:desc/>
              <text:p text:style-name="a379" text:class-names="" text:cond-style-name=""><text:span text:style-name="a3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2047in" svg:y="0.17914in" svg:width="0.11234in" svg:height="0.10462in" draw:z-index="128" draw:id="id127" draw:style-name="a383" draw:name="Rectangle 338">
              <svg:title/>
              <svg:desc/>
              <text:p text:style-name="a382" text:class-names="" text:cond-style-name=""><text:span text:style-name="a3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7652in" svg:y="0.1784in" svg:width="0.11234in" svg:height="0.10502in" draw:z-index="129" draw:id="id128" draw:style-name="a386" draw:name="Rectangle 339">
              <svg:title/>
              <svg:desc/>
              <text:p text:style-name="a385" text:class-names="" text:cond-style-name=""><text:span text:style-name="a3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1932in" svg:y="0.03983in" svg:width="0.11234in" svg:height="0.10212in" draw:z-index="135" draw:id="id134" draw:style-name="a404" draw:name="Rectangle 346">
              <svg:title/>
              <svg:desc/>
              <text:p text:style-name="a403" text:class-names="" text:cond-style-name=""><text:span text:style-name="a4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256in" svg:y="0.17672in" svg:width="0.11234in" svg:height="0.10125in" draw:z-index="136" draw:id="id135" draw:style-name="a407" draw:name="Rectangle 347">
              <svg:title/>
              <svg:desc/>
              <text:p text:style-name="a406" text:class-names="" text:cond-style-name=""><text:span text:style-name="a4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622in" svg:y="0.04034in" svg:width="0.11234in" svg:height="0.10212in" draw:z-index="123" draw:id="id122" draw:style-name="a368" draw:name="Rectangle 331">
              <svg:title/>
              <svg:desc/>
              <text:p text:style-name="a367" text:class-names="" text:cond-style-name=""><text:span text:style-name="a3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25in" svg:y="0.04039in" svg:width="0.11234in" svg:height="0.0997in" draw:z-index="125" draw:id="id124" draw:style-name="a374" draw:name="Rectangle 333">
              <svg:title/>
              <svg:desc/>
              <text:p text:style-name="a373" text:class-names="" text:cond-style-name=""><text:span text:style-name="a3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7029in" svg:y="0.04001in" svg:width="0.11234in" svg:height="0.10371in" draw:z-index="124" draw:id="id123" draw:style-name="a371" draw:name="Rectangle 332">
              <svg:title/>
              <svg:desc/>
              <text:p text:style-name="a370" text:class-names="" text:cond-style-name=""><text:span text:style-name="a3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0574in" svg:y="0.04421in" svg:width="0.11234in" svg:height="0.10212in" draw:z-index="122" draw:id="id121" draw:style-name="a365" draw:name="Rectangle 330">
              <svg:title/>
              <svg:desc/>
              <text:p text:style-name="a364" text:class-names="" text:cond-style-name=""><text:span text:style-name="a3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4148in" svg:y="0.1818in" svg:width="0.10212in" svg:height="0.10462in" draw:z-index="137" draw:id="id136" draw:style-name="a410" draw:name="Isosceles Triangle 349">
              <svg:title/>
              <svg:desc/>
              <text:p text:style-name="a409" text:class-names="" text:cond-style-name=""><text:span text:style-name="a40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3908in" svg:y="0.03901in" svg:width="0.11234in" svg:height="0.10212in" draw:z-index="121" draw:id="id120" draw:style-name="a362" draw:name="Rectangle 329">
              <svg:title/>
              <svg:desc/>
              <text:p text:style-name="a361" text:class-names="" text:cond-style-name=""><text:span text:style-name="a3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spanned="1" table:number-rows-spanned="2" table:style-name="ce143">
            <draw:custom-shape svg:x="0.52543in" svg:y="0.04007in" svg:width="0.11234in" svg:height="0.10212in" draw:z-index="4" draw:id="id3" draw:style-name="a11" draw:name="Rectangle 148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5876in" svg:y="0.03941in" svg:width="0.11234in" svg:height="0.10212in" draw:z-index="3" draw:id="id2" draw:style-name="a8" draw:name="Rectangle 147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0231in" svg:y="0.04057in" svg:width="0.11234in" svg:height="0.10212in" draw:z-index="2" draw:id="id1" draw:style-name="a5" draw:name="Rectangle 146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3834in" svg:y="0.1961in" svg:width="0.11234in" svg:height="0.09655in" draw:z-index="12" draw:id="id11" draw:style-name="a35" draw:name="Rectangle 158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8188in" svg:y="0.04074in" svg:width="0.11234in" svg:height="0.10212in" draw:z-index="5" draw:id="id4" draw:style-name="a14" draw:name="Rectangle 149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722in" svg:y="0.03985in" svg:width="0.11234in" svg:height="0.10212in" draw:z-index="1" draw:id="id0" draw:style-name="a2" draw:name="Rectangle 145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3834in" svg:y="0.04145in" svg:width="0.11234in" svg:height="0.10212in" draw:z-index="6" draw:id="id5" draw:style-name="a17" draw:name="Rectangle 150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564in" svg:y="0.1877in" svg:width="0.11234in" svg:height="0.10621in" draw:z-index="7" draw:id="id6" draw:style-name="a20" draw:name="Rectangle 15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0231in" svg:y="0.19097in" svg:width="0.11234in" svg:height="0.10621in" draw:z-index="8" draw:id="id7" draw:style-name="a23" draw:name="Rectangle 154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5876in" svg:y="0.19096in" svg:width="0.11234in" svg:height="0.10191in" draw:z-index="9" draw:id="id8" draw:style-name="a26" draw:name="Rectangle 155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2543in" svg:y="0.19577in" svg:width="0.11234in" svg:height="0.09284in" draw:z-index="10" draw:id="id9" draw:style-name="a29" draw:name="Rectangle 156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8188in" svg:y="0.19539in" svg:width="0.11234in" svg:height="0.09655in" draw:z-index="11" draw:id="id10" draw:style-name="a32" draw:name="Rectangle 157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spanned="1" table:number-rows-spanned="2" table:style-name="ce143">
            <draw:custom-shape svg:x="0.54912in" svg:y="0.19772in" svg:width="0.11234in" svg:height="0.10212in" draw:z-index="43" draw:id="id42" draw:style-name="a128" draw:name="Rectangle 190">
              <svg:title/>
              <svg:desc/>
              <text:p text:style-name="a127" text:class-names="" text:cond-style-name=""><text:span text:style-name="a1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4585in" svg:y="0.04754in" svg:width="0.11234in" svg:height="0.10212in" draw:z-index="38" draw:id="id37" draw:style-name="a113" draw:name="Rectangle 185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095in" svg:y="0.19485in" svg:width="0.11234in" svg:height="0.10212in" draw:z-index="39" draw:id="id38" draw:style-name="a116" draw:name="Rectangle 186">
              <svg:title/>
              <svg:desc/>
              <text:p text:style-name="a115" text:class-names="" text:cond-style-name=""><text:span text:style-name="a1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177in" svg:y="0.04136in" svg:width="0.11234in" svg:height="0.10212in" draw:z-index="35" draw:id="id34" draw:style-name="a104" draw:name="Rectangle 182">
              <svg:title/>
              <svg:desc/>
              <text:p text:style-name="a103" text:class-names="" text:cond-style-name=""><text:span text:style-name="a1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1252in" svg:y="0.04259in" svg:width="0.11234in" svg:height="0.10212in" draw:z-index="36" draw:id="id35" draw:style-name="a107" draw:name="Rectangle 183">
              <svg:title/>
              <svg:desc/>
              <text:p text:style-name="a106" text:class-names="" text:cond-style-name=""><text:span text:style-name="a1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94in" svg:y="0.04427in" svg:width="0.11234in" svg:height="0.10212in" draw:z-index="37" draw:id="id36" draw:style-name="a110" draw:name="Rectangle 184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6178in" svg:y="0.04745in" svg:width="0.11234in" svg:height="0.10212in" draw:z-index="46" draw:id="id45" draw:style-name="a137" draw:name="Rectangle 193">
              <svg:title/>
              <svg:desc/>
              <text:p text:style-name="a136" text:class-names="" text:cond-style-name=""><text:span text:style-name="a1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6203in" svg:y="0.19577in" svg:width="0.11234in" svg:height="0.10212in" draw:z-index="40" draw:id="id39" draw:style-name="a119" draw:name="Rectangle 187">
              <svg:title/>
              <svg:desc/>
              <text:p text:style-name="a118" text:class-names="" text:cond-style-name=""><text:span text:style-name="a1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246in" svg:y="0.19445in" svg:width="0.11234in" svg:height="0.10212in" draw:z-index="42" draw:id="id41" draw:style-name="a125" draw:name="Rectangle 189">
              <svg:title/>
              <svg:desc/>
              <text:p text:style-name="a124" text:class-names="" text:cond-style-name=""><text:span text:style-name="a1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1814in" svg:y="0.19511in" svg:width="0.11234in" svg:height="0.10212in" draw:z-index="41" draw:id="id40" draw:style-name="a122" draw:name="Rectangle 188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0926in" svg:y="0.04753in" svg:width="0.11234in" svg:height="0.10212in" draw:z-index="45" draw:id="id44" draw:style-name="a134" draw:name="Rectangle 192">
              <svg:title/>
              <svg:desc/>
              <text:p text:style-name="a133" text:class-names="" text:cond-style-name=""><text:span text:style-name="a1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831in" svg:y="0.19495in" svg:width="0.11234in" svg:height="0.10212in" draw:z-index="44" draw:id="id43" draw:style-name="a131" draw:name="Rectangle 191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spanned="1" table:number-rows-spanned="2" table:style-name="ce143">
            <draw:custom-shape svg:x="0.04085in" svg:y="0.19812in" svg:width="0.11234in" svg:height="0.10621in" draw:z-index="58" draw:id="id57" draw:style-name="a173" draw:name="Rectangle 206">
              <svg:title/>
              <svg:desc/>
              <text:p text:style-name="a172" text:class-names="" text:cond-style-name=""><text:span text:style-name="a1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0752in" svg:y="0.20138in" svg:width="0.11234in" svg:height="0.10621in" draw:z-index="59" draw:id="id58" draw:style-name="a176" draw:name="Rectangle 207">
              <svg:title/>
              <svg:desc/>
              <text:p text:style-name="a175" text:class-names="" text:cond-style-name=""><text:span text:style-name="a1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6397in" svg:y="0.1938in" svg:width="0.11234in" svg:height="0.11217in" draw:z-index="60" draw:id="id59" draw:style-name="a179" draw:name="Rectangle 208">
              <svg:title/>
              <svg:desc/>
              <text:p text:style-name="a178" text:class-names="" text:cond-style-name=""><text:span text:style-name="a17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4028in" svg:y="0.1963in" svg:width="0.11234in" svg:height="0.10309in" draw:z-index="61" draw:id="id60" draw:style-name="a182" draw:name="Rectangle 209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9191in" svg:y="0.20098in" svg:width="0.11234in" svg:height="0.10621in" draw:z-index="62" draw:id="id61" draw:style-name="a185" draw:name="Rectangle 210">
              <svg:title/>
              <svg:desc/>
              <text:p text:style-name="a184" text:class-names="" text:cond-style-name=""><text:span text:style-name="a18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677in" svg:y="0.05236in" svg:width="0.11234in" svg:height="0.10212in" draw:z-index="73" draw:id="id72" draw:style-name="a218" draw:name="Rectangle 222">
              <svg:title/>
              <svg:desc/>
              <text:p text:style-name="a217" text:class-names="" text:cond-style-name=""><text:span text:style-name="a2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8709in" svg:y="0.04676in" svg:width="0.11234in" svg:height="0.10212in" draw:z-index="56" draw:id="id55" draw:style-name="a167" draw:name="Rectangle 204">
              <svg:title/>
              <svg:desc/>
              <text:p text:style-name="a166" text:class-names="" text:cond-style-name=""><text:span text:style-name="a16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4355in" svg:y="0.04748in" svg:width="0.11234in" svg:height="0.10212in" draw:z-index="57" draw:id="id56" draw:style-name="a170" draw:name="Rectangle 205">
              <svg:title/>
              <svg:desc/>
              <text:p text:style-name="a169" text:class-names="" text:cond-style-name=""><text:span text:style-name="a1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0752in" svg:y="0.04753in" svg:width="0.11234in" svg:height="0.10212in" draw:z-index="53" draw:id="id52" draw:style-name="a158" draw:name="Rectangle 201">
              <svg:title/>
              <svg:desc/>
              <text:p text:style-name="a157" text:class-names="" text:cond-style-name=""><text:span text:style-name="a1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6397in" svg:y="0.04768in" svg:width="0.11234in" svg:height="0.10212in" draw:z-index="54" draw:id="id53" draw:style-name="a161" draw:name="Rectangle 202">
              <svg:title/>
              <svg:desc/>
              <text:p text:style-name="a160" text:class-names="" text:cond-style-name=""><text:span text:style-name="a15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2796in" svg:y="0.05416in" svg:width="0.11234in" svg:height="0.10212in" draw:z-index="55" draw:id="id54" draw:style-name="a164" draw:name="Rectangle 203">
              <svg:title/>
              <svg:desc/>
              <text:p text:style-name="a163" text:class-names="" text:cond-style-name=""><text:span text:style-name="a1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4354in" svg:y="0.19786in" svg:width="0.11234in" svg:height="0.10621in" draw:z-index="63" draw:id="id62" draw:style-name="a188" draw:name="Rectangle 211">
              <svg:title/>
              <svg:desc/>
              <text:p text:style-name="a187" text:class-names="" text:cond-style-name=""><text:span text:style-name="a18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spanned="1" table:number-rows-spanned="2" table:style-name="ce143">
            <draw:custom-shape svg:x="0.52959in" svg:y="0.04779in" svg:width="0.11234in" svg:height="0.10607in" draw:z-index="190" draw:id="id189" draw:style-name="a569" draw:name="Rectangle 298">
              <svg:title/>
              <svg:desc/>
              <text:p text:style-name="a568" text:class-names="" text:cond-style-name=""><text:span text:style-name="a5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0162in" svg:y="0.05345in" svg:width="0.11234in" svg:height="0.0997in" draw:z-index="188" draw:id="id187" draw:style-name="a563" draw:name="Rectangle 295">
              <svg:title/>
              <svg:desc/>
              <text:p text:style-name="a562" text:class-names="" text:cond-style-name=""><text:span text:style-name="a56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817in" svg:y="0.05437in" svg:width="0.11234in" svg:height="0.10212in" draw:z-index="187" draw:id="id186" draw:style-name="a560" draw:name="Rectangle 294">
              <svg:title/>
              <svg:desc/>
              <text:p text:style-name="a559" text:class-names="" text:cond-style-name=""><text:span text:style-name="a5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656in" svg:y="0.04842in" svg:width="0.11234in" svg:height="0.10372in" draw:z-index="189" draw:id="id188" draw:style-name="a566" draw:name="Rectangle 297">
              <svg:title/>
              <svg:desc/>
              <text:p text:style-name="a565" text:class-names="" text:cond-style-name=""><text:span text:style-name="a5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0038in" svg:y="0.04747in" svg:width="0.10212in" svg:height="0.10212in" draw:z-index="191" draw:id="id190" draw:style-name="a572" draw:name="Isosceles Triangle 299">
              <svg:title/>
              <svg:desc/>
              <text:p text:style-name="a571" text:class-names="" text:cond-style-name=""><text:span text:style-name="a57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86329in" svg:y="0.04687in" svg:width="0.10212in" svg:height="0.10212in" draw:z-index="192" draw:id="id191" draw:style-name="a575" draw:name="Isosceles Triangle 300">
              <svg:title/>
              <svg:desc/>
              <text:p text:style-name="a574" text:class-names="" text:cond-style-name=""><text:span text:style-name="a5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spanned="1" table:number-rows-spanned="2" table:style-name="ce143">
            <draw:custom-shape svg:x="0.83834in" svg:y="0.04141in" svg:width="0.11234in" svg:height="0.10212in" draw:z-index="139" draw:id="id138" draw:style-name="a416" draw:name="Rectangle 369">
              <svg:title/>
              <svg:desc/>
              <text:p text:style-name="a415" text:class-names="" text:cond-style-name=""><text:span text:style-name="a4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8188in" svg:y="0.18065in" svg:width="0.11234in" svg:height="0.09643in" draw:z-index="143" draw:id="id142" draw:style-name="a428" draw:name="Rectangle 373">
              <svg:title/>
              <svg:desc/>
              <text:p text:style-name="a427" text:class-names="" text:cond-style-name=""><text:span text:style-name="a4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799in" svg:y="0.03874in" svg:width="0.11234in" svg:height="0.10212in" draw:z-index="144" draw:id="id143" draw:style-name="a431" draw:name="Rectangle 375">
              <svg:title/>
              <svg:desc/>
              <text:p text:style-name="a430" text:class-names="" text:cond-style-name=""><text:span text:style-name="a4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128in" svg:y="0.03994in" svg:width="0.11234in" svg:height="0.10212in" draw:z-index="145" draw:id="id144" draw:style-name="a434" draw:name="Rectangle 376">
              <svg:title/>
              <svg:desc/>
              <text:p text:style-name="a433" text:class-names="" text:cond-style-name=""><text:span text:style-name="a4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7504in" svg:y="0.18405in" svg:width="0.11234in" svg:height="0.10197in" draw:z-index="141" draw:id="id140" draw:style-name="a422" draw:name="Rectangle 371">
              <svg:title/>
              <svg:desc/>
              <text:p text:style-name="a421" text:class-names="" text:cond-style-name=""><text:span text:style-name="a4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408in" svg:y="0.18489in" svg:width="0.10212in" svg:height="0.10462in" draw:z-index="148" draw:id="id147" draw:style-name="a443" draw:name="Isosceles Triangle 379">
              <svg:title/>
              <svg:desc/>
              <text:p text:style-name="a442" text:class-names="" text:cond-style-name=""><text:span text:style-name="a4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295in" svg:y="0.18592in" svg:width="0.11234in" svg:height="0.10212in" draw:z-index="142" draw:id="id141" draw:style-name="a425" draw:name="Rectangle 372">
              <svg:title/>
              <svg:desc/>
              <text:p text:style-name="a424" text:class-names="" text:cond-style-name=""><text:span text:style-name="a4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2349in" svg:y="0.04094in" svg:width="0.11234in" svg:height="0.10212in" draw:z-index="146" draw:id="id145" draw:style-name="a437" draw:name="Rectangle 377">
              <svg:title/>
              <svg:desc/>
              <text:p text:style-name="a436" text:class-names="" text:cond-style-name=""><text:span text:style-name="a4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7099in" svg:y="0.03996in" svg:width="0.11234in" svg:height="0.10212in" draw:z-index="152" draw:id="id151" draw:style-name="a455" draw:name="Rectangle 385">
              <svg:title/>
              <svg:desc/>
              <text:p text:style-name="a454" text:class-names="" text:cond-style-name=""><text:span text:style-name="a4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177in" svg:y="0.18285in" svg:width="0.11234in" svg:height="0.10462in" draw:z-index="147" draw:id="id146" draw:style-name="a440" draw:name="Rectangle 378">
              <svg:title/>
              <svg:desc/>
              <text:p text:style-name="a439" text:class-names="" text:cond-style-name=""><text:span text:style-name="a4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378in" svg:y="0.17989in" svg:width="0.11234in" svg:height="0.10621in" draw:z-index="140" draw:id="id139" draw:style-name="a419" draw:name="Rectangle 370">
              <svg:title/>
              <svg:desc/>
              <text:p text:style-name="a418" text:class-names="" text:cond-style-name=""><text:span text:style-name="a4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8188in" svg:y="0.04184in" svg:width="0.11234in" svg:height="0.10212in" draw:z-index="138" draw:id="id137" draw:style-name="a413" draw:name="Rectangle 368">
              <svg:title/>
              <svg:desc/>
              <text:p text:style-name="a412" text:class-names="" text:cond-style-name=""><text:span text:style-name="a4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spanned="1" table:number-rows-spanned="2" table:style-name="ce143">
            <draw:custom-shape svg:x="0.8371in" svg:y="0.18893in" svg:width="0.11234in" svg:height="0.10462in" draw:z-index="102" draw:id="id101" draw:style-name="a305" draw:name="Rectangle 289">
              <svg:title/>
              <svg:desc/>
              <text:p text:style-name="a304" text:class-names="" text:cond-style-name=""><text:span text:style-name="a3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5679in" svg:y="0.1836in" svg:width="0.11234in" svg:height="0.10853in" draw:z-index="99" draw:id="id98" draw:style-name="a296" draw:name="Rectangle 284">
              <svg:title/>
              <svg:desc/>
              <text:p text:style-name="a295" text:class-names="" text:cond-style-name=""><text:span text:style-name="a29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1173in" svg:y="0.18995in" svg:width="0.11234in" svg:height="0.10462in" draw:z-index="100" draw:id="id99" draw:style-name="a299" draw:name="Rectangle 286">
              <svg:title/>
              <svg:desc/>
              <text:p text:style-name="a298" text:class-names="" text:cond-style-name=""><text:span text:style-name="a29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7698in" svg:y="0.19051in" svg:width="0.11234in" svg:height="0.10462in" draw:z-index="101" draw:id="id100" draw:style-name="a302" draw:name="Rectangle 287">
              <svg:title/>
              <svg:desc/>
              <text:p text:style-name="a301" text:class-names="" text:cond-style-name=""><text:span text:style-name="a30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5078in" svg:y="0.04944in" svg:width="0.11234in" svg:height="0.10212in" draw:z-index="93" draw:id="id92" draw:style-name="a278" draw:name="Rectangle 275">
              <svg:title/>
              <svg:desc/>
              <text:p text:style-name="a277" text:class-names="" text:cond-style-name=""><text:span text:style-name="a2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7187in" svg:y="0.04386in" svg:width="0.11234in" svg:height="0.10371in" draw:z-index="95" draw:id="id94" draw:style-name="a284" draw:name="Rectangle 278">
              <svg:title/>
              <svg:desc/>
              <text:p text:style-name="a283" text:class-names="" text:cond-style-name=""><text:span text:style-name="a2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3281in" svg:y="0.04618in" svg:width="0.11234in" svg:height="0.0997in" draw:z-index="96" draw:id="id95" draw:style-name="a287" draw:name="Rectangle 280">
              <svg:title/>
              <svg:desc/>
              <text:p text:style-name="a286" text:class-names="" text:cond-style-name=""><text:span text:style-name="a2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2721in" svg:y="0.18774in" svg:width="0.11234in" svg:height="0.10453in" draw:z-index="97" draw:id="id96" draw:style-name="a290" draw:name="Rectangle 282">
              <svg:title/>
              <svg:desc/>
              <text:p text:style-name="a289" text:class-names="" text:cond-style-name=""><text:span text:style-name="a2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899in" svg:y="0.18719in" svg:width="0.11234in" svg:height="0.10453in" draw:z-index="98" draw:id="id97" draw:style-name="a293" draw:name="Rectangle 283">
              <svg:title/>
              <svg:desc/>
              <text:p text:style-name="a292" text:class-names="" text:cond-style-name=""><text:span text:style-name="a2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0723in" svg:y="0.04864in" svg:width="0.11234in" svg:height="0.10212in" draw:z-index="94" draw:id="id93" draw:style-name="a281" draw:name="Rectangle 276">
              <svg:title/>
              <svg:desc/>
              <text:p text:style-name="a280" text:class-names="" text:cond-style-name=""><text:span text:style-name="a2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2766in" svg:y="0.04404in" svg:width="0.11234in" svg:height="0.10212in" draw:z-index="91" draw:id="id90" draw:style-name="a272" draw:name="Rectangle 273">
              <svg:title/>
              <svg:desc/>
              <text:p text:style-name="a271" text:class-names="" text:cond-style-name=""><text:span text:style-name="a2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8411in" svg:y="0.04491in" svg:width="0.11234in" svg:height="0.10212in" draw:z-index="92" draw:id="id91" draw:style-name="a275" draw:name="Rectangle 274">
              <svg:title/>
              <svg:desc/>
              <text:p text:style-name="a274" text:class-names="" text:cond-style-name=""><text:span text:style-name="a2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spanned="1" table:number-rows-spanned="2" table:style-name="ce150">
            <draw:custom-shape svg:x="0.21028in" svg:y="0.04311in" svg:width="0.11234in" svg:height="0.10212in" draw:z-index="108" draw:id="id107" draw:style-name="a323" draw:name="Rectangle 309">
              <svg:title/>
              <svg:desc/>
              <text:p text:style-name="a322" text:class-names="" text:cond-style-name=""><text:span text:style-name="a3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7596in" svg:y="0.19401in" svg:width="0.11234in" svg:height="0.10877in" draw:z-index="114" draw:id="id113" draw:style-name="a341" draw:name="Rectangle 315">
              <svg:title/>
              <svg:desc/>
              <text:p text:style-name="a340" text:class-names="" text:cond-style-name=""><text:span text:style-name="a3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2783in" svg:y="0.19666in" svg:width="0.11234in" svg:height="0.10294in" draw:z-index="115" draw:id="id114" draw:style-name="a344" draw:name="Rectangle 316">
              <svg:title/>
              <svg:desc/>
              <text:p text:style-name="a343" text:class-names="" text:cond-style-name=""><text:span text:style-name="a3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7782in" svg:y="0.1939in" svg:width="0.11234in" svg:height="0.10294in" draw:z-index="116" draw:id="id115" draw:style-name="a347" draw:name="Rectangle 318">
              <svg:title/>
              <svg:desc/>
              <text:p text:style-name="a346" text:class-names="" text:cond-style-name=""><text:span text:style-name="a3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294in" svg:y="0.20149in" svg:width="0.11234in" svg:height="0.09831in" draw:z-index="117" draw:id="id116" draw:style-name="a350" draw:name="Rectangle 319">
              <svg:title/>
              <svg:desc/>
              <text:p text:style-name="a349" text:class-names="" text:cond-style-name=""><text:span text:style-name="a3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7499in" svg:y="0.04075in" svg:width="0.11234in" svg:height="0.10212in" draw:z-index="134" draw:id="id133" draw:style-name="a401" draw:name="Rectangle 345">
              <svg:title/>
              <svg:desc/>
              <text:p text:style-name="a400" text:class-names="" text:cond-style-name=""><text:span text:style-name="a3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976in" svg:y="0.03818in" svg:width="0.11234in" svg:height="0.10212in" draw:z-index="107" draw:id="id106" draw:style-name="a320" draw:name="Rectangle 308">
              <svg:title/>
              <svg:desc/>
              <text:p text:style-name="a319" text:class-names="" text:cond-style-name=""><text:span text:style-name="a3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6881in" svg:y="0.04059in" svg:width="0.11234in" svg:height="0.10212in" draw:z-index="109" draw:id="id108" draw:style-name="a326" draw:name="Rectangle 310">
              <svg:title/>
              <svg:desc/>
              <text:p text:style-name="a325" text:class-names="" text:cond-style-name=""><text:span text:style-name="a3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2526in" svg:y="0.03979in" svg:width="0.11234in" svg:height="0.10212in" draw:z-index="110" draw:id="id109" draw:style-name="a329" draw:name="Rectangle 311">
              <svg:title/>
              <svg:desc/>
              <text:p text:style-name="a328" text:class-names="" text:cond-style-name=""><text:span text:style-name="a3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3315in" svg:y="0.0424in" svg:width="0.11234in" svg:height="0.09815in" draw:z-index="111" draw:id="id110" draw:style-name="a332" draw:name="Rectangle 312">
              <svg:title/>
              <svg:desc/>
              <text:p text:style-name="a331" text:class-names="" text:cond-style-name=""><text:span text:style-name="a3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458in" svg:y="0.19812in" svg:width="0.11234in" svg:height="0.11217in" draw:z-index="112" draw:id="id111" draw:style-name="a335" draw:name="Rectangle 313">
              <svg:title/>
              <svg:desc/>
              <text:p text:style-name="a334" text:class-names="" text:cond-style-name=""><text:span text:style-name="a3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1544in" svg:y="0.19616in" svg:width="0.11234in" svg:height="0.09802in" draw:z-index="113" draw:id="id112" draw:style-name="a338" draw:name="Rectangle 314">
              <svg:title/>
              <svg:desc/>
              <text:p text:style-name="a337" text:class-names="" text:cond-style-name=""><text:span text:style-name="a3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2"/>
        </table:table-row>
        <table:table-row table:style-name="ro15">
          <table:covered-table-cell/>
          <table:covered-table-cell/>
          <table:covered-table-cell>
            <draw:custom-shape svg:x="0.05448in" svg:y="0.03871in" svg:width="0.10212in" svg:height="0.10212in" draw:z-index="180" draw:id="id179" draw:style-name="a539" draw:name="Isosceles Triangle 264">
              <svg:title/>
              <svg:desc/>
              <text:p text:style-name="a538" text:class-names="" text:cond-style-name=""><text:span text:style-name="a53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21519in" svg:y="0.03748in" svg:width="0.10212in" svg:height="0.10212in" draw:z-index="181" draw:id="id180" draw:style-name="a542" draw:name="Isosceles Triangle 270">
              <svg:title/>
              <svg:desc/>
              <text:p text:style-name="a541" text:class-names="" text:cond-style-name=""><text:span text:style-name="a54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7231in" svg:y="0.04126in" svg:width="0.10212in" svg:height="0.10212in" draw:z-index="182" draw:id="id181" draw:style-name="a545" draw:name="Isosceles Triangle 272">
              <svg:title/>
              <svg:desc/>
              <text:p text:style-name="a544" text:class-names="" text:cond-style-name=""><text:span text:style-name="a54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covered-table-cell>
          <table:covered-table-cell/>
          <table:covered-table-cell>
            <draw:custom-shape svg:x="0.84608in" svg:y="0.13474in" svg:width="0.10212in" svg:height="0.10212in" draw:z-index="167" draw:id="id166" draw:style-name="a500" draw:name="Isosceles Triangle 200">
              <svg:title/>
              <svg:desc/>
              <text:p text:style-name="a499" text:class-names="" text:cond-style-name=""><text:span text:style-name="a49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4646in" svg:y="0.30712in" svg:width="0.10212in" svg:height="0.10212in" draw:z-index="168" draw:id="id167" draw:style-name="a503" draw:name="Isosceles Triangle 216">
              <svg:title/>
              <svg:desc/>
              <text:p text:style-name="a502" text:class-names="" text:cond-style-name=""><text:span text:style-name="a50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19801in" svg:y="0.30394in" svg:width="0.10212in" svg:height="0.10212in" draw:z-index="169" draw:id="id168" draw:style-name="a506" draw:name="Isosceles Triangle 225">
              <svg:title/>
              <svg:desc/>
              <text:p text:style-name="a505" text:class-names="" text:cond-style-name=""><text:span text:style-name="a50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6468in" svg:y="0.30821in" svg:width="0.10212in" svg:height="0.10212in" draw:z-index="170" draw:id="id169" draw:style-name="a509" draw:name="Isosceles Triangle 237">
              <svg:title/>
              <svg:desc/>
              <text:p text:style-name="a508" text:class-names="" text:cond-style-name=""><text:span text:style-name="a50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248in" svg:y="0.30534in" svg:width="0.10212in" svg:height="0.10212in" draw:z-index="171" draw:id="id170" draw:style-name="a512" draw:name="Isosceles Triangle 246">
              <svg:title/>
              <svg:desc/>
              <text:p text:style-name="a511" text:class-names="" text:cond-style-name=""><text:span text:style-name="a5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68116in" svg:y="0.30407in" svg:width="0.10212in" svg:height="0.10212in" draw:z-index="172" draw:id="id171" draw:style-name="a515" draw:name="Isosceles Triangle 248">
              <svg:title/>
              <svg:desc/>
              <text:p text:style-name="a514" text:class-names="" text:cond-style-name=""><text:span text:style-name="a51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4928in" svg:y="0.1385in" svg:width="0.10212in" svg:height="0.10212in" draw:z-index="131" draw:id="id130" draw:style-name="a392" draw:name="Isosceles Triangle 342">
              <svg:title/>
              <svg:desc/>
              <text:p text:style-name="a391" text:class-names="" text:cond-style-name=""><text:span text:style-name="a39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20724in" svg:y="0.13704in" svg:width="0.10212in" svg:height="0.10212in" draw:z-index="132" draw:id="id131" draw:style-name="a395" draw:name="Isosceles Triangle 343">
              <svg:title/>
              <svg:desc/>
              <text:p text:style-name="a394" text:class-names="" text:cond-style-name=""><text:span text:style-name="a39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8777in" svg:y="0.13255in" svg:width="0.10212in" svg:height="0.10212in" draw:z-index="133" draw:id="id132" draw:style-name="a398" draw:name="Isosceles Triangle 344">
              <svg:title/>
              <svg:desc/>
              <text:p text:style-name="a397" text:class-names="" text:cond-style-name=""><text:span text:style-name="a39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4876in" svg:y="0.13148in" svg:width="0.10212in" svg:height="0.10212in" draw:z-index="120" draw:id="id119" draw:style-name="a359" draw:name="Isosceles Triangle 326">
              <svg:title/>
              <svg:desc/>
              <text:p text:style-name="a358" text:class-names="" text:cond-style-name=""><text:span text:style-name="a35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69647in" svg:y="0.13486in" svg:width="0.10212in" svg:height="0.10212in" draw:z-index="130" draw:id="id129" draw:style-name="a389" draw:name="Isosceles Triangle 340">
              <svg:title/>
              <svg:desc/>
              <text:p text:style-name="a388" text:class-names="" text:cond-style-name=""><text:span text:style-name="a38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covered-table-cell>
          <table:covered-table-cell>
            <draw:custom-shape svg:x="0.84578in" svg:y="0.12757in" svg:width="0.11234in" svg:height="0.10212in" draw:z-index="18" draw:id="id17" draw:style-name="a53" draw:name="Rectangle 164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891in" svg:y="0.27267in" svg:width="0.11234in" svg:height="0.10212in" draw:z-index="19" draw:id="id18" draw:style-name="a56" draw:name="Rectangle 165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9302in" svg:y="0.27175in" svg:width="0.11234in" svg:height="0.10212in" draw:z-index="20" draw:id="id19" draw:style-name="a59" draw:name="Rectangle 166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5968in" svg:y="0.27134in" svg:width="0.11234in" svg:height="0.10212in" draw:z-index="21" draw:id="id20" draw:style-name="a62" draw:name="Rectangle 167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3239in" svg:y="0.27382in" svg:width="0.11234in" svg:height="0.10212in" draw:z-index="22" draw:id="id21" draw:style-name="a65" draw:name="Rectangle 168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9953in" svg:y="0.27339in" svg:width="0.11234in" svg:height="0.10212in" draw:z-index="23" draw:id="id22" draw:style-name="a68" draw:name="Rectangle 169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4709in" svg:y="0.61762in" svg:width="0.10212in" svg:height="0.10212in" draw:z-index="33" draw:id="id32" draw:style-name="a98" draw:name="Isosceles Triangle 180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0267in" svg:y="0.61937in" svg:width="0.10212in" svg:height="0.10212in" draw:z-index="34" draw:id="id33" draw:style-name="a101" draw:name="Isosceles Triangle 181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84528in" svg:y="0.43919in" svg:width="0.10212in" svg:height="0.10212in" draw:z-index="30" draw:id="id29" draw:style-name="a89" draw:name="Isosceles Triangle 177">
              <svg:title/>
              <svg:desc/>
              <text:p text:style-name="a88" text:class-names="" text:cond-style-name=""><text:span text:style-name="a8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3891in" svg:y="0.61581in" svg:width="0.10212in" svg:height="0.10212in" draw:z-index="31" draw:id="id30" draw:style-name="a92" draw:name="Isosceles Triangle 178">
              <svg:title/>
              <svg:desc/>
              <text:p text:style-name="a91" text:class-names="" text:cond-style-name=""><text:span text:style-name="a9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19536in" svg:y="0.61908in" svg:width="0.10212in" svg:height="0.10212in" draw:z-index="32" draw:id="id31" draw:style-name="a95" draw:name="Isosceles Triangle 179">
              <svg:title/>
              <svg:desc/>
              <text:p text:style-name="a94" text:class-names="" text:cond-style-name=""><text:span text:style-name="a9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1522in" svg:y="0.43852in" svg:width="0.10212in" svg:height="0.10212in" draw:z-index="27" draw:id="id26" draw:style-name="a80" draw:name="Isosceles Triangle 174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5763in" svg:y="0.44169in" svg:width="0.10212in" svg:height="0.10212in" draw:z-index="26" draw:id="id25" draw:style-name="a77" draw:name="Isosceles Triangle 173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1921in" svg:y="0.4422in" svg:width="0.10212in" svg:height="0.10212in" draw:z-index="25" draw:id="id24" draw:style-name="a74" draw:name="Isosceles Triangle 172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67997in" svg:y="0.43853in" svg:width="0.10212in" svg:height="0.10212in" draw:z-index="29" draw:id="id28" draw:style-name="a86" draw:name="Isosceles Triangle 176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85549in" svg:y="0.27422in" svg:width="0.10212in" svg:height="0.10212in" draw:z-index="28" draw:id="id27" draw:style-name="a83" draw:name="Isosceles Triangle 175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3564in" svg:y="0.43893in" svg:width="0.10212in" svg:height="0.10212in" draw:z-index="24" draw:id="id23" draw:style-name="a71" draw:name="Isosceles Triangle 171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69537in" svg:y="0.12847in" svg:width="0.11234in" svg:height="0.10212in" draw:z-index="17" draw:id="id16" draw:style-name="a50" draw:name="Rectangle 163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891in" svg:y="0.12796in" svg:width="0.11234in" svg:height="0.10212in" draw:z-index="13" draw:id="id12" draw:style-name="a38" draw:name="Rectangle 159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9537in" svg:y="0.12888in" svg:width="0.11234in" svg:height="0.10212in" draw:z-index="14" draw:id="id13" draw:style-name="a41" draw:name="Rectangle 160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6203in" svg:y="0.13215in" svg:width="0.11234in" svg:height="0.10212in" draw:z-index="15" draw:id="id14" draw:style-name="a44" draw:name="Rectangle 161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3498in" svg:y="0.12521in" svg:width="0.11234in" svg:height="0.10212in" draw:z-index="16" draw:id="id15" draw:style-name="a47" draw:name="Rectangle 162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covered-table-cell>
          <table:covered-table-cell>
            <draw:custom-shape svg:x="0.69577in" svg:y="0.14849in" svg:width="0.10212in" svg:height="0.10212in" draw:z-index="47" draw:id="id46" draw:style-name="a140" draw:name="Isosceles Triangle 194">
              <svg:title/>
              <svg:desc/>
              <text:p text:style-name="a139" text:class-names="" text:cond-style-name=""><text:span text:style-name="a13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85549in" svg:y="0.14841in" svg:width="0.10212in" svg:height="0.10212in" draw:z-index="48" draw:id="id47" draw:style-name="a143" draw:name="Isosceles Triangle 195">
              <svg:title/>
              <svg:desc/>
              <text:p text:style-name="a142" text:class-names="" text:cond-style-name=""><text:span text:style-name="a1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4218in" svg:y="0.14134in" svg:width="0.10212in" svg:height="0.10212in" draw:z-index="49" draw:id="id48" draw:style-name="a146" draw:name="Isosceles Triangle 196">
              <svg:title/>
              <svg:desc/>
              <text:p text:style-name="a145" text:class-names="" text:cond-style-name=""><text:span text:style-name="a14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20885in" svg:y="0.14461in" svg:width="0.10212in" svg:height="0.10212in" draw:z-index="50" draw:id="id49" draw:style-name="a149" draw:name="Isosceles Triangle 197">
              <svg:title/>
              <svg:desc/>
              <text:p text:style-name="a148" text:class-names="" text:cond-style-name=""><text:span text:style-name="a14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7551in" svg:y="0.14405in" svg:width="0.10212in" svg:height="0.10212in" draw:z-index="51" draw:id="id50" draw:style-name="a152" draw:name="Isosceles Triangle 198">
              <svg:title/>
              <svg:desc/>
              <text:p text:style-name="a151" text:class-names="" text:cond-style-name=""><text:span text:style-name="a15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3658in" svg:y="0.14939in" svg:width="0.10212in" svg:height="0.10212in" draw:z-index="52" draw:id="id51" draw:style-name="a155" draw:name="Isosceles Triangle 199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covered-table-cell>
          <table:covered-table-cell>
            <draw:custom-shape svg:x="0.53064in" svg:y="0.28554in" svg:width="0.10212in" svg:height="0.10212in" draw:z-index="82" draw:id="id81" draw:style-name="a245" draw:name="Isosceles Triangle 232">
              <svg:title/>
              <svg:desc/>
              <text:p text:style-name="a244" text:class-names="" text:cond-style-name=""><text:span text:style-name="a24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6917in" svg:y="0.28729in" svg:width="0.10212in" svg:height="0.10212in" draw:z-index="83" draw:id="id82" draw:style-name="a248" draw:name="Isosceles Triangle 233">
              <svg:title/>
              <svg:desc/>
              <text:p text:style-name="a247" text:class-names="" text:cond-style-name=""><text:span text:style-name="a24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2in" svg:y="0.62089in" svg:width="0.10212in" svg:height="0.10212in" draw:z-index="84" draw:id="id83" draw:style-name="a251" draw:name="Isosceles Triangle 239">
              <svg:title/>
              <svg:desc/>
              <text:p text:style-name="a250" text:class-names="" text:cond-style-name=""><text:span text:style-name="a2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6071in" svg:y="0.62237in" svg:width="0.10212in" svg:height="0.10212in" draw:z-index="85" draw:id="id84" draw:style-name="a254" draw:name="Isosceles Triangle 240">
              <svg:title/>
              <svg:desc/>
              <text:p text:style-name="a253" text:class-names="" text:cond-style-name=""><text:span text:style-name="a25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67687in" svg:y="0.62081in" svg:width="0.10212in" svg:height="0.10212in" draw:z-index="86" draw:id="id85" draw:style-name="a257" draw:name="Isosceles Triangle 241">
              <svg:title/>
              <svg:desc/>
              <text:p text:style-name="a256" text:class-names="" text:cond-style-name=""><text:span text:style-name="a25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84354in" svg:y="0.62255in" svg:width="0.10212in" svg:height="0.10212in" draw:z-index="87" draw:id="id86" draw:style-name="a260" draw:name="Isosceles Triangle 242">
              <svg:title/>
              <svg:desc/>
              <text:p text:style-name="a259" text:class-names="" text:cond-style-name=""><text:span text:style-name="a25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5703in" svg:y="0.44894in" svg:width="0.10212in" svg:height="0.10212in" draw:z-index="76" draw:id="id75" draw:style-name="a227" draw:name="Isosceles Triangle 226">
              <svg:title/>
              <svg:desc/>
              <text:p text:style-name="a226" text:class-names="" text:cond-style-name=""><text:span text:style-name="a22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8607in" svg:y="0.28881in" svg:width="0.10212in" svg:height="0.10212in" draw:z-index="77" draw:id="id76" draw:style-name="a230" draw:name="Isosceles Triangle 227">
              <svg:title/>
              <svg:desc/>
              <text:p text:style-name="a229" text:class-names="" text:cond-style-name=""><text:span text:style-name="a22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67361in" svg:y="0.44894in" svg:width="0.10212in" svg:height="0.10212in" draw:z-index="78" draw:id="id77" draw:style-name="a233" draw:name="Isosceles Triangle 228">
              <svg:title/>
              <svg:desc/>
              <text:p text:style-name="a232" text:class-names="" text:cond-style-name=""><text:span text:style-name="a23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85049in" svg:y="0.45221in" svg:width="0.10212in" svg:height="0.10212in" draw:z-index="79" draw:id="id78" draw:style-name="a236" draw:name="Isosceles Triangle 229">
              <svg:title/>
              <svg:desc/>
              <text:p text:style-name="a235" text:class-names="" text:cond-style-name=""><text:span text:style-name="a23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4412in" svg:y="0.61658in" svg:width="0.10212in" svg:height="0.10212in" draw:z-index="80" draw:id="id79" draw:style-name="a239" draw:name="Isosceles Triangle 230">
              <svg:title/>
              <svg:desc/>
              <text:p text:style-name="a238" text:class-names="" text:cond-style-name=""><text:span text:style-name="a23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0694in" svg:y="0.44567in" svg:width="0.10212in" svg:height="0.10212in" draw:z-index="81" draw:id="id80" draw:style-name="a242" draw:name="Isosceles Triangle 231">
              <svg:title/>
              <svg:desc/>
              <text:p text:style-name="a241" text:class-names="" text:cond-style-name=""><text:span text:style-name="a24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4412in" svg:y="0.14527in" svg:width="0.11234in" svg:height="0.10212in" draw:z-index="67" draw:id="id66" draw:style-name="a200" draw:name="Rectangle 215">
              <svg:title/>
              <svg:desc/>
              <text:p text:style-name="a199" text:class-names="" text:cond-style-name=""><text:span text:style-name="a1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4682in" svg:y="0.14216in" svg:width="0.11234in" svg:height="0.10212in" draw:z-index="68" draw:id="id67" draw:style-name="a203" draw:name="Rectangle 217">
              <svg:title/>
              <svg:desc/>
              <text:p text:style-name="a202" text:class-names="" text:cond-style-name=""><text:span text:style-name="a2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412in" svg:y="0.14624in" svg:width="0.11234in" svg:height="0.10212in" draw:z-index="64" draw:id="id63" draw:style-name="a191" draw:name="Rectangle 212">
              <svg:title/>
              <svg:desc/>
              <text:p text:style-name="a190" text:class-names="" text:cond-style-name=""><text:span text:style-name="a18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0839in" svg:y="0.1393in" svg:width="0.11234in" svg:height="0.10212in" draw:z-index="65" draw:id="id64" draw:style-name="a194" draw:name="Rectangle 213">
              <svg:title/>
              <svg:desc/>
              <text:p text:style-name="a193" text:class-names="" text:cond-style-name=""><text:span text:style-name="a19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6724in" svg:y="0.14257in" svg:width="0.11234in" svg:height="0.10212in" draw:z-index="66" draw:id="id65" draw:style-name="a197" draw:name="Rectangle 214">
              <svg:title/>
              <svg:desc/>
              <text:p text:style-name="a196" text:class-names="" text:cond-style-name=""><text:span text:style-name="a1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1545in" svg:y="0.62392in" svg:width="0.10212in" svg:height="0.10212in" draw:z-index="88" draw:id="id87" draw:style-name="a263" draw:name="Isosceles Triangle 243">
              <svg:title/>
              <svg:desc/>
              <text:p text:style-name="a262" text:class-names="" text:cond-style-name=""><text:span text:style-name="a26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4672in" svg:y="0.29051in" svg:width="0.11234in" svg:height="0.10212in" draw:z-index="69" draw:id="id68" draw:style-name="a206" draw:name="Rectangle 218">
              <svg:title/>
              <svg:desc/>
              <text:p text:style-name="a205" text:class-names="" text:cond-style-name=""><text:span text:style-name="a20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0958in" svg:y="0.29198in" svg:width="0.11234in" svg:height="0.10212in" draw:z-index="70" draw:id="id69" draw:style-name="a209" draw:name="Rectangle 219">
              <svg:title/>
              <svg:desc/>
              <text:p text:style-name="a208" text:class-names="" text:cond-style-name=""><text:span text:style-name="a20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7005in" svg:y="0.28885in" svg:width="0.11234in" svg:height="0.10212in" draw:z-index="71" draw:id="id70" draw:style-name="a212" draw:name="Rectangle 220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9731in" svg:y="0.14452in" svg:width="0.11234in" svg:height="0.10212in" draw:z-index="72" draw:id="id71" draw:style-name="a215" draw:name="Rectangle 221">
              <svg:title/>
              <svg:desc/>
              <text:p text:style-name="a214" text:class-names="" text:cond-style-name=""><text:span text:style-name="a2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085in" svg:y="0.44935in" svg:width="0.10212in" svg:height="0.10212in" draw:z-index="74" draw:id="id73" draw:style-name="a221" draw:name="Isosceles Triangle 223">
              <svg:title/>
              <svg:desc/>
              <text:p text:style-name="a220" text:class-names="" text:cond-style-name=""><text:span text:style-name="a21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1973in" svg:y="0.45262in" svg:width="0.10212in" svg:height="0.10212in" draw:z-index="75" draw:id="id74" draw:style-name="a224" draw:name="Isosceles Triangle 224">
              <svg:title/>
              <svg:desc/>
              <text:p text:style-name="a223" text:class-names="" text:cond-style-name=""><text:span text:style-name="a22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covered-table-cell>
          <table:covered-table-cell/>
          <table:covered-table-cell>
            <draw:custom-shape svg:x="0.8504in" svg:y="0.1375in" svg:width="0.10212in" svg:height="0.10212in" draw:z-index="151" draw:id="id150" draw:style-name="a452" draw:name="Isosceles Triangle 384">
              <svg:title/>
              <svg:desc/>
              <text:p text:style-name="a451" text:class-names="" text:cond-style-name=""><text:span text:style-name="a45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69383in" svg:y="0.13755in" svg:width="0.10212in" svg:height="0.10212in" draw:z-index="149" draw:id="id148" draw:style-name="a446" draw:name="Isosceles Triangle 380">
              <svg:title/>
              <svg:desc/>
              <text:p text:style-name="a445" text:class-names="" text:cond-style-name=""><text:span text:style-name="a44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3788in" svg:y="0.13721in" svg:width="0.10212in" svg:height="0.10212in" draw:z-index="150" draw:id="id149" draw:style-name="a449" draw:name="Isosceles Triangle 382">
              <svg:title/>
              <svg:desc/>
              <text:p text:style-name="a448" text:class-names="" text:cond-style-name=""><text:span text:style-name="a44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4374in" svg:y="0.1341in" svg:width="0.10212in" svg:height="0.10212in" draw:z-index="157" draw:id="id156" draw:style-name="a470" draw:name="Isosceles Triangle 406">
              <svg:title/>
              <svg:desc/>
              <text:p text:style-name="a469" text:class-names="" text:cond-style-name=""><text:span text:style-name="a46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8207in" svg:y="0.14064in" svg:width="0.10212in" svg:height="0.10212in" draw:z-index="156" draw:id="id155" draw:style-name="a467" draw:name="Isosceles Triangle 405">
              <svg:title/>
              <svg:desc/>
              <text:p text:style-name="a466" text:class-names="" text:cond-style-name=""><text:span text:style-name="a46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21119in" svg:y="0.29754in" svg:width="0.10212in" svg:height="0.10212in" draw:z-index="153" draw:id="id152" draw:style-name="a458" draw:name="Isosceles Triangle 386">
              <svg:title/>
              <svg:desc/>
              <text:p text:style-name="a457" text:class-names="" text:cond-style-name=""><text:span text:style-name="a45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5023in" svg:y="0.29652in" svg:width="0.10212in" svg:height="0.10212in" draw:z-index="154" draw:id="id153" draw:style-name="a461" draw:name="Isosceles Triangle 403">
              <svg:title/>
              <svg:desc/>
              <text:p text:style-name="a460" text:class-names="" text:cond-style-name=""><text:span text:style-name="a45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2104in" svg:y="0.13737in" svg:width="0.10212in" svg:height="0.10212in" draw:z-index="155" draw:id="id154" draw:style-name="a464" draw:name="Isosceles Triangle 404">
              <svg:title/>
              <svg:desc/>
              <text:p text:style-name="a463" text:class-names="" text:cond-style-name=""><text:span text:style-name="a46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4023in" svg:y="0.29658in" svg:width="0.10212in" svg:height="0.10212in" draw:z-index="158" draw:id="id157" draw:style-name="a473" draw:name="Isosceles Triangle 410">
              <svg:title/>
              <svg:desc/>
              <text:p text:style-name="a472" text:class-names="" text:cond-style-name=""><text:span text:style-name="a47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7521in" svg:y="0.29739in" svg:width="0.10212in" svg:height="0.10212in" draw:z-index="159" draw:id="id158" draw:style-name="a476" draw:name="Isosceles Triangle 411">
              <svg:title/>
              <svg:desc/>
              <text:p text:style-name="a475" text:class-names="" text:cond-style-name=""><text:span text:style-name="a47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covered-table-cell>
          <table:covered-table-cell>
            <draw:custom-shape svg:x="0.35909in" svg:y="0.15978in" svg:width="0.10212in" svg:height="0.10212in" draw:z-index="104" draw:id="id103" draw:style-name="a311" draw:name="Isosceles Triangle 296">
              <svg:title/>
              <svg:desc/>
              <text:p text:style-name="a310" text:class-names="" text:cond-style-name=""><text:span text:style-name="a30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03393in" svg:y="0.15948in" svg:width="0.11234in" svg:height="0.10212in" draw:z-index="103" draw:id="id102" draw:style-name="a308" draw:name="Rectangle 291">
              <svg:title/>
              <svg:desc/>
              <text:p text:style-name="a307" text:class-names="" text:cond-style-name=""><text:span text:style-name="a3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1613in" svg:y="0.16047in" svg:width="0.10212in" svg:height="0.10212in" draw:z-index="90" draw:id="id89" draw:style-name="a269" draw:name="Isosceles Triangle 271">
              <svg:title/>
              <svg:desc/>
              <text:p text:style-name="a268" text:class-names="" text:cond-style-name=""><text:span text:style-name="a26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20324in" svg:y="0.16188in" svg:width="0.10212in" svg:height="0.10212in" draw:z-index="89" draw:id="id88" draw:style-name="a266" draw:name="Isosceles Triangle 269">
              <svg:title/>
              <svg:desc/>
              <text:p text:style-name="a265" text:class-names="" text:cond-style-name=""><text:span text:style-name="a2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covered-table-cell>
          <table:covered-table-cell>
            <draw:custom-shape svg:x="0.03802in" svg:y="0.31888in" svg:width="0.10212in" svg:height="0.10212in" draw:z-index="105" draw:id="id104" draw:style-name="a314" draw:name="Isosceles Triangle 306">
              <svg:title/>
              <svg:desc/>
              <text:p text:style-name="a313" text:class-names="" text:cond-style-name=""><text:span text:style-name="a31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84564in" svg:y="0.13906in" svg:width="0.10212in" svg:height="0.10212in" draw:z-index="163" draw:id="id162" draw:style-name="a488" draw:name="Isosceles Triangle 415">
              <svg:title/>
              <svg:desc/>
              <text:p text:style-name="a487" text:class-names="" text:cond-style-name=""><text:span text:style-name="a48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8098in" svg:y="0.14221in" svg:width="0.11234in" svg:height="0.10091in" draw:z-index="164" draw:id="id163" draw:style-name="a491" draw:name="Rectangle 416">
              <svg:title/>
              <svg:desc/>
              <text:p text:style-name="a490" text:class-names="" text:cond-style-name=""><text:span text:style-name="a48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4367in" svg:y="0.14045in" svg:width="0.11234in" svg:height="0.10212in" draw:z-index="165" draw:id="id164" draw:style-name="a494" draw:name="Rectangle 417">
              <svg:title/>
              <svg:desc/>
              <text:p text:style-name="a493" text:class-names="" text:cond-style-name=""><text:span text:style-name="a49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9312in" svg:y="0.14094in" svg:width="0.11234in" svg:height="0.10212in" draw:z-index="166" draw:id="id165" draw:style-name="a497" draw:name="Rectangle 418">
              <svg:title/>
              <svg:desc/>
              <text:p text:style-name="a496" text:class-names="" text:cond-style-name=""><text:span text:style-name="a4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4983in" svg:y="0.14399in" svg:width="0.11234in" svg:height="0.10212in" draw:z-index="118" draw:id="id117" draw:style-name="a353" draw:name="Rectangle 320">
              <svg:title/>
              <svg:desc/>
              <text:p text:style-name="a352" text:class-names="" text:cond-style-name=""><text:span text:style-name="a3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9908in" svg:y="0.32079in" svg:width="0.10212in" svg:height="0.10212in" draw:z-index="119" draw:id="id118" draw:style-name="a356" draw:name="Isosceles Triangle 321">
              <svg:title/>
              <svg:desc/>
              <text:p text:style-name="a355" text:class-names="" text:cond-style-name=""><text:span text:style-name="a35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5294in" svg:y="0.32434in" svg:width="0.10212in" svg:height="0.10212in" draw:z-index="106" draw:id="id105" draw:style-name="a317" draw:name="Isosceles Triangle 307">
              <svg:title/>
              <svg:desc/>
              <text:p text:style-name="a316" text:class-names="" text:cond-style-name=""><text:span text:style-name="a31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3651in" svg:y="0.31784in" svg:width="0.10212in" svg:height="0.10212in" draw:z-index="160" draw:id="id159" draw:style-name="a479" draw:name="Isosceles Triangle 412">
              <svg:title/>
              <svg:desc/>
              <text:p text:style-name="a478" text:class-names="" text:cond-style-name=""><text:span text:style-name="a47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ustom-shape svg:x="0.2217in" svg:y="0.14318in" svg:width="0.11234in" svg:height="0.10212in" draw:z-index="161" draw:id="id160" draw:style-name="a482" draw:name="Rectangle 413">
              <svg:title/>
              <svg:desc/>
              <text:p text:style-name="a481" text:class-names="" text:cond-style-name=""><text:span text:style-name="a4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9303in" svg:y="0.3241in" svg:width="0.10212in" svg:height="0.10212in" draw:z-index="162" draw:id="id161" draw:style-name="a485" draw:name="Isosceles Triangle 414">
              <svg:title/>
              <svg:desc/>
              <text:p text:style-name="a484" text:class-names="" text:cond-style-name=""><text:span text:style-name="a48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covered-table-cell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49">
            <text:p>Abbreviations: RR: Risk Ratio; CI: Confidence Interval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49">
            <text:p>Note: No network meta-analyses were included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number-columns-spanned="12" table:number-rows-spanned="1" table:style-name="ce148">
            <text:p>a: short-term mortality or 28-31 day; a<text:span text:style-name="T6">2</text:span>: short-term mortality was defined as mortality within 90 days after randomization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number-columns-spanned="12" table:number-rows-spanned="1" table:style-name="ce142">
            <text:p>b: studies included in the meta-analyses for short-term mortality are colour and shape coded; the code sheet can be found in supplemental material/appendix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number-columns-spanned="12" table:number-rows-spanned="1" table:style-name="ce142">
            <text:p>c: differences in the number of studies included in the systematic reviews and meta-analyses are due to variations in eligibility criteria and search strategy opted in each systematic review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number-columns-spanned="12" table:number-rows-spanned="1" table:style-name="ce142">
            <text:p>d: living systematic review; d<text:span text:style-name="T6">2</text:span>: retrospective subgroup analysis after excluding the trial by Tandan that did not specify duration of steroid therapy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number-columns-spanned="12" table:number-rows-spanned="1" table:style-name="ce142">
            <text:p>e: there were 21 studies mentioned in the full-text; however, 23 studies were noted in the forest plots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number-columns-spanned="12" table:number-rows-spanned="1" table:style-name="ce142">
            <text:p>f: systemic hydrocortisone in any form, dose, route, and duration, whether it was used alone or in combination with other forms of steroids, with or without tapering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number-columns-spanned="12" table:number-rows-spanned="1" table:style-name="ce142">
            <text:p>g: 12 eligible/new studies were included through an updated search; an updated systematic review and meta-analysis based on Annane, 2015, PMID: 26633262 which contributed 30 eligible studies</text:p>
          </table:table-cell>
          <table:covered-table-cell table:number-columns-repeated="11"/>
          <table:table-cell table:number-columns-repeated="16372"/>
        </table:table-row>
        <table:table-row table:style-name="ro16">
          <table:table-cell office:value-type="string" table:number-columns-spanned="12" table:number-rows-spanned="1" table:style-name="ce147">
            <text:p>h: trials including children were not in the analysis for short-term mortality; h<text:span text:style-name="T6">2</text:span>: 9 eligible/new studies were included through an updated search; an updated systematic review and meta-analysis based on Annane, 2009, PMID: 19509383</text:p>
          </table:table-cell>
          <table:covered-table-cell table:number-columns-repeated="11"/>
          <table:table-cell table:number-columns-repeated="16372"/>
        </table:table-row>
        <table:table-row table:style-name="ro17">
          <table:table-cell office:value-type="string" table:number-columns-spanned="12" table:number-rows-spanned="1" table:style-name="ce144">
            <text:p><text:span text:style-name="T8">N: total number of studies included in the systematic review; n: number of studies included in the analysis for short-term mortality</text:span></text:p>
            <text:p>↓: significant decrease; ↑: significant increase; ↔: no significant change</text:p>
          </table:table-cell>
          <table:covered-table-cell table:number-columns-repeated="11"/>
          <table:table-cell table:number-columns-repeated="16372"/>
        </table:table-row>
        <table:table-row table:style-name="ro18">
          <table:table-cell table:number-columns-repeated="12" table:style-name="ce53"/>
          <table:table-cell table:number-columns-repeated="16372" table:style-name="ce54"/>
        </table:table-row>
        <table:table-row table:number-rows-repeated="1048544" table:style-name="ro7">
          <table:table-cell table:number-columns-repeated="16384"/>
        </table:table-row>
      </table:table>
      <table:table table:name="Color_Code_Sheet" table:style-name="ta2">
        <table:table-column table:style-name="co5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7" table:default-cell-style-name="ce1"/>
        <table:table-column table:style-name="co5" table:number-columns-repeated="16378" table:default-cell-style-name="ce1"/>
        <table:table-row table:style-name="ro19">
          <table:table-cell office:value-type="string" table:number-columns-spanned="4" table:number-rows-spanned="1" table:style-name="ce152">
            <text:p>Color Code Sheet</text:p>
          </table:table-cell>
          <table:covered-table-cell table:number-columns-repeated="3"/>
          <table:table-cell table:number-columns-repeated="16380"/>
        </table:table-row>
        <table:table-row table:style-name="ro19">
          <table:table-cell table:style-name="ce13"/>
          <table:table-cell office:value-type="string" table:style-name="ce15">
            <text:p>Study</text:p>
          </table:table-cell>
          <table:table-cell office:value-type="string" table:style-name="ce15">
            <text:p>Year</text:p>
          </table:table-cell>
          <table:table-cell office:value-type="string" table:style-name="ce16">
            <text:p>Color</text:p>
          </table:table-cell>
          <table:table-cell table:number-columns-repeated="16380"/>
        </table:table-row>
        <table:table-row table:style-name="ro19">
          <table:table-cell office:value-type="float" office:value="1" table:style-name="ce10">
            <text:p>1</text:p>
          </table:table-cell>
          <table:table-cell office:value-type="string" table:style-name="ce11">
            <text:p>CSG</text:p>
          </table:table-cell>
          <table:table-cell office:value-type="float" office:value="1963" table:style-name="ce11">
            <text:p>1963</text:p>
          </table:table-cell>
          <table:table-cell table:style-name="ce12">
            <draw:custom-shape svg:x="0.23833in" svg:y="0.10502in" svg:width="0.13542in" svg:height="0.14583in" draw:z-index="47" draw:id="id238" draw:style-name="a716" draw:name="Isosceles Triangle 142">
              <svg:title/>
              <svg:desc/>
              <text:p text:style-name="a715" text:class-names="" text:cond-style-name=""><text:span text:style-name="a714" text:class-names="">c</text:span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2" table:style-name="ce6">
            <text:p>2</text:p>
          </table:table-cell>
          <table:table-cell office:value-type="string" table:style-name="ce5">
            <text:p>Klastersky</text:p>
          </table:table-cell>
          <table:table-cell office:value-type="float" office:value="1971" table:style-name="ce5">
            <text:p>1971</text:p>
          </table:table-cell>
          <table:table-cell table:style-name="ce7">
            <draw:custom-shape svg:x="0.20833in" svg:y="0.09375in" svg:width="0.15625in" svg:height="0.14583in" draw:z-index="1" draw:id="id192" draw:style-name="a578" draw:name="Rectangle 60">
              <svg:title/>
              <svg:desc/>
              <text:p text:style-name="a577" text:class-names="" text:cond-style-name=""><text:span text:style-name="a5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3" table:style-name="ce6">
            <text:p>3</text:p>
          </table:table-cell>
          <table:table-cell office:value-type="string" table:style-name="ce5">
            <text:p>Schumer</text:p>
          </table:table-cell>
          <table:table-cell office:value-type="float" office:value="1976" table:style-name="ce5">
            <text:p>1976</text:p>
          </table:table-cell>
          <table:table-cell table:style-name="ce7">
            <draw:custom-shape svg:x="0.21875in" svg:y="0.08333in" svg:width="0.15625in" svg:height="0.14583in" draw:z-index="2" draw:id="id193" draw:style-name="a581" draw:name="Rectangle 61">
              <svg:title/>
              <svg:desc/>
              <text:p text:style-name="a580" text:class-names="" text:cond-style-name=""><text:span text:style-name="a5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4" table:style-name="ce6">
            <text:p>4</text:p>
          </table:table-cell>
          <table:table-cell office:value-type="string" table:style-name="ce5">
            <text:p>Sprung</text:p>
          </table:table-cell>
          <table:table-cell office:value-type="float" office:value="1984" table:style-name="ce5">
            <text:p>1984</text:p>
          </table:table-cell>
          <table:table-cell table:style-name="ce7">
            <draw:custom-shape svg:x="0.22917in" svg:y="0.10417in" svg:width="0.15625in" svg:height="0.14583in" draw:z-index="3" draw:id="id194" draw:style-name="a584" draw:name="Rectangle 62">
              <svg:title/>
              <svg:desc/>
              <text:p text:style-name="a583" text:class-names="" text:cond-style-name=""><text:span text:style-name="a5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5" table:style-name="ce6">
            <text:p>5</text:p>
          </table:table-cell>
          <table:table-cell office:value-type="string" table:style-name="ce5">
            <text:p>Bone</text:p>
          </table:table-cell>
          <table:table-cell office:value-type="float" office:value="1987" table:style-name="ce5">
            <text:p>1987</text:p>
          </table:table-cell>
          <table:table-cell table:style-name="ce7">
            <draw:custom-shape svg:x="0.24244in" svg:y="0.13242in" svg:width="0.13542in" svg:height="0.14583in" draw:z-index="35" draw:id="id226" draw:style-name="a680" draw:name="Isosceles Triangle 125">
              <svg:title/>
              <svg:desc/>
              <text:p text:style-name="a679" text:class-names="" text:cond-style-name=""><text:span text:style-name="a67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6" table:style-name="ce6">
            <text:p>6</text:p>
          </table:table-cell>
          <table:table-cell office:value-type="string" table:style-name="ce5">
            <text:p>VASSCSG</text:p>
          </table:table-cell>
          <table:table-cell office:value-type="float" office:value="1987" table:style-name="ce5">
            <text:p>1987</text:p>
          </table:table-cell>
          <table:table-cell table:style-name="ce7">
            <draw:custom-shape svg:x="0.25214in" svg:y="0.09932in" svg:width="0.13542in" svg:height="0.14583in" draw:z-index="36" draw:id="id227" draw:style-name="a683" draw:name="Isosceles Triangle 126">
              <svg:title/>
              <svg:desc/>
              <text:p text:style-name="a682" text:class-names="" text:cond-style-name=""><text:span text:style-name="a6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7" table:style-name="ce6">
            <text:p>7</text:p>
          </table:table-cell>
          <table:table-cell office:value-type="string" table:style-name="ce5">
            <text:p>Luce</text:p>
          </table:table-cell>
          <table:table-cell office:value-type="float" office:value="1988" table:style-name="ce5">
            <text:p>1988</text:p>
          </table:table-cell>
          <table:table-cell table:style-name="ce7">
            <draw:custom-shape svg:x="0.23958in" svg:y="0.13542in" svg:width="0.15625in" svg:height="0.14583in" draw:z-index="4" draw:id="id195" draw:style-name="a587" draw:name="Rectangle 63">
              <svg:title/>
              <svg:desc/>
              <text:p text:style-name="a586" text:class-names="" text:cond-style-name=""><text:span text:style-name="a5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8" table:style-name="ce6">
            <text:p>8</text:p>
          </table:table-cell>
          <table:table-cell office:value-type="string" table:style-name="ce5">
            <text:p>Bollaert</text:p>
          </table:table-cell>
          <table:table-cell office:value-type="float" office:value="1998" table:style-name="ce5">
            <text:p>1998</text:p>
          </table:table-cell>
          <table:table-cell table:style-name="ce7">
            <draw:custom-shape svg:x="0.22917in" svg:y="0.13542in" svg:width="0.15625in" svg:height="0.14583in" draw:z-index="5" draw:id="id196" draw:style-name="a590" draw:name="Rectangle 64">
              <svg:title/>
              <svg:desc/>
              <text:p text:style-name="a589" text:class-names="" text:cond-style-name=""><text:span text:style-name="a5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9" table:style-name="ce6">
            <text:p>9</text:p>
          </table:table-cell>
          <table:table-cell office:value-type="string" table:style-name="ce5">
            <text:p>Chawla</text:p>
          </table:table-cell>
          <table:table-cell office:value-type="float" office:value="1999" table:style-name="ce5">
            <text:p>1999</text:p>
          </table:table-cell>
          <table:table-cell table:style-name="ce7">
            <draw:custom-shape svg:x="0.23958in" svg:y="0.10417in" svg:width="0.15625in" svg:height="0.14583in" draw:z-index="6" draw:id="id197" draw:style-name="a593" draw:name="Rectangle 65">
              <svg:title/>
              <svg:desc/>
              <text:p text:style-name="a592" text:class-names="" text:cond-style-name=""><text:span text:style-name="a5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10" table:style-name="ce6">
            <text:p>10</text:p>
          </table:table-cell>
          <table:table-cell office:value-type="string" table:style-name="ce5">
            <text:p>Briegel</text:p>
          </table:table-cell>
          <table:table-cell office:value-type="float" office:value="1999" table:style-name="ce5">
            <text:p>1999</text:p>
          </table:table-cell>
          <table:table-cell table:style-name="ce7">
            <draw:custom-shape svg:x="0.22917in" svg:y="0.10417in" svg:width="0.15625in" svg:height="0.14583in" draw:z-index="7" draw:id="id198" draw:style-name="a596" draw:name="Rectangle 66">
              <svg:title/>
              <svg:desc/>
              <text:p text:style-name="a595" text:class-names="" text:cond-style-name=""><text:span text:style-name="a59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11" table:style-name="ce6">
            <text:p>11</text:p>
          </table:table-cell>
          <table:table-cell office:value-type="string" table:style-name="ce5">
            <text:p>Yildiz</text:p>
          </table:table-cell>
          <table:table-cell office:value-type="float" office:value="2002" table:style-name="ce5">
            <text:p>2002</text:p>
          </table:table-cell>
          <table:table-cell table:style-name="ce7">
            <draw:custom-shape svg:x="0.22917in" svg:y="0.11458in" svg:width="0.15625in" svg:height="0.14583in" draw:z-index="8" draw:id="id199" draw:style-name="a599" draw:name="Rectangle 67">
              <svg:title/>
              <svg:desc/>
              <text:p text:style-name="a598" text:class-names="" text:cond-style-name=""><text:span text:style-name="a59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12" table:style-name="ce6">
            <text:p>12</text:p>
          </table:table-cell>
          <table:table-cell office:value-type="string" table:style-name="ce5">
            <text:p>Annane</text:p>
          </table:table-cell>
          <table:table-cell office:value-type="float" office:value="2002" table:style-name="ce5">
            <text:p>2002</text:p>
          </table:table-cell>
          <table:table-cell table:style-name="ce7">
            <draw:custom-shape svg:x="0.21875in" svg:y="0.11458in" svg:width="0.15625in" svg:height="0.14583in" draw:z-index="9" draw:id="id200" draw:style-name="a602" draw:name="Rectangle 68">
              <svg:title/>
              <svg:desc/>
              <text:p text:style-name="a601" text:class-names="" text:cond-style-name=""><text:span text:style-name="a60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13" table:style-name="ce6">
            <text:p>13</text:p>
          </table:table-cell>
          <table:table-cell office:value-type="string" table:style-name="ce5">
            <text:p>Tandan</text:p>
          </table:table-cell>
          <table:table-cell office:value-type="float" office:value="2005" table:style-name="ce5">
            <text:p>2005</text:p>
          </table:table-cell>
          <table:table-cell table:style-name="ce7">
            <draw:custom-shape svg:x="0.21875in" svg:y="0.11458in" svg:width="0.15625in" svg:height="0.14583in" draw:z-index="10" draw:id="id201" draw:style-name="a605" draw:name="Rectangle 81">
              <svg:title/>
              <svg:desc/>
              <text:p text:style-name="a604" text:class-names="" text:cond-style-name=""><text:span text:style-name="a6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14" table:style-name="ce6">
            <text:p>14</text:p>
          </table:table-cell>
          <table:table-cell office:value-type="string" table:style-name="ce5">
            <text:p>Oppert</text:p>
          </table:table-cell>
          <table:table-cell office:value-type="float" office:value="2005" table:style-name="ce5">
            <text:p>2005</text:p>
          </table:table-cell>
          <table:table-cell table:style-name="ce7">
            <draw:custom-shape svg:x="0.21875in" svg:y="0.11458in" svg:width="0.15625in" svg:height="0.14583in" draw:z-index="11" draw:id="id202" draw:style-name="a608" draw:name="Rectangle 82">
              <svg:title/>
              <svg:desc/>
              <text:p text:style-name="a607" text:class-names="" text:cond-style-name=""><text:span text:style-name="a6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15" table:style-name="ce6">
            <text:p>15</text:p>
          </table:table-cell>
          <table:table-cell office:value-type="string" table:style-name="ce5">
            <text:p>Confalonieri</text:p>
          </table:table-cell>
          <table:table-cell office:value-type="float" office:value="2005" table:style-name="ce5">
            <text:p>2005</text:p>
          </table:table-cell>
          <table:table-cell table:style-name="ce7">
            <draw:custom-shape svg:x="0.21875in" svg:y="0.11458in" svg:width="0.15625in" svg:height="0.14583in" draw:z-index="12" draw:id="id203" draw:style-name="a611" draw:name="Rectangle 83">
              <svg:title/>
              <svg:desc/>
              <text:p text:style-name="a610" text:class-names="" text:cond-style-name=""><text:span text:style-name="a6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16" table:style-name="ce6">
            <text:p>16</text:p>
          </table:table-cell>
          <table:table-cell office:value-type="string" table:style-name="ce5">
            <text:p>Mussack</text:p>
          </table:table-cell>
          <table:table-cell office:value-type="float" office:value="2005" table:style-name="ce5">
            <text:p>2005</text:p>
          </table:table-cell>
          <table:table-cell table:style-name="ce7">
            <draw:custom-shape svg:x="0.23833in" svg:y="0.10502in" svg:width="0.13542in" svg:height="0.14583in" draw:z-index="40" draw:id="id231" draw:style-name="a695" draw:name="Isosceles Triangle 132">
              <svg:title/>
              <svg:desc/>
              <text:p text:style-name="a694" text:class-names="" text:cond-style-name=""><text:span text:style-name="a693" text:class-names="">c</text:span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17" table:style-name="ce6">
            <text:p>17</text:p>
          </table:table-cell>
          <table:table-cell office:value-type="string" table:style-name="ce5">
            <text:p>Rinaldi</text:p>
          </table:table-cell>
          <table:table-cell office:value-type="float" office:value="2006" table:style-name="ce5">
            <text:p>2006</text:p>
          </table:table-cell>
          <table:table-cell table:style-name="ce7">
            <draw:custom-shape svg:x="0.21875in" svg:y="0.11458in" svg:width="0.15625in" svg:height="0.14583in" draw:z-index="13" draw:id="id204" draw:style-name="a614" draw:name="Rectangle 84">
              <svg:title/>
              <svg:desc/>
              <text:p text:style-name="a613" text:class-names="" text:cond-style-name=""><text:span text:style-name="a6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18" table:style-name="ce6">
            <text:p>18</text:p>
          </table:table-cell>
          <table:table-cell office:value-type="string" table:style-name="ce5">
            <text:p>Meduri</text:p>
          </table:table-cell>
          <table:table-cell office:value-type="float" office:value="2007" table:style-name="ce5">
            <text:p>2007</text:p>
          </table:table-cell>
          <table:table-cell table:style-name="ce7">
            <draw:custom-shape svg:x="0.21875in" svg:y="0.11458in" svg:width="0.15625in" svg:height="0.14583in" draw:z-index="14" draw:id="id205" draw:style-name="a617" draw:name="Rectangle 85">
              <svg:title/>
              <svg:desc/>
              <text:p text:style-name="a616" text:class-names="" text:cond-style-name=""><text:span text:style-name="a6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19" table:style-name="ce6">
            <text:p>19</text:p>
          </table:table-cell>
          <table:table-cell office:value-type="string" table:style-name="ce5">
            <text:p>Cicarelli</text:p>
          </table:table-cell>
          <table:table-cell office:value-type="float" office:value="2007" table:style-name="ce5">
            <text:p>2007</text:p>
          </table:table-cell>
          <table:table-cell table:style-name="ce7">
            <draw:custom-shape svg:x="0.21875in" svg:y="0.11458in" svg:width="0.15625in" svg:height="0.14583in" draw:z-index="15" draw:id="id206" draw:style-name="a620" draw:name="Rectangle 86">
              <svg:title/>
              <svg:desc/>
              <text:p text:style-name="a619" text:class-names="" text:cond-style-name=""><text:span text:style-name="a6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20" table:style-name="ce6">
            <text:p>20</text:p>
          </table:table-cell>
          <table:table-cell office:value-type="string" table:style-name="ce5">
            <text:p>Sprung</text:p>
          </table:table-cell>
          <table:table-cell office:value-type="float" office:value="2008" table:style-name="ce5">
            <text:p>2008</text:p>
          </table:table-cell>
          <table:table-cell table:style-name="ce7">
            <draw:custom-shape svg:x="0.21875in" svg:y="0.11458in" svg:width="0.15625in" svg:height="0.14583in" draw:z-index="16" draw:id="id207" draw:style-name="a623" draw:name="Rectangle 87">
              <svg:title/>
              <svg:desc/>
              <text:p text:style-name="a622" text:class-names="" text:cond-style-name=""><text:span text:style-name="a6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21" table:style-name="ce6">
            <text:p>21</text:p>
          </table:table-cell>
          <table:table-cell office:value-type="string" table:style-name="ce5">
            <text:p>Aboab</text:p>
          </table:table-cell>
          <table:table-cell office:value-type="float" office:value="2008" table:style-name="ce5">
            <text:p>2008</text:p>
          </table:table-cell>
          <table:table-cell table:style-name="ce7">
            <draw:custom-shape svg:x="0.21875in" svg:y="0.11458in" svg:width="0.15625in" svg:height="0.14583in" draw:z-index="17" draw:id="id208" draw:style-name="a626" draw:name="Rectangle 88">
              <svg:title/>
              <svg:desc/>
              <text:p text:style-name="a625" text:class-names="" text:cond-style-name=""><text:span text:style-name="a6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22" table:style-name="ce6">
            <text:p>22</text:p>
          </table:table-cell>
          <table:table-cell office:value-type="string" table:style-name="ce5">
            <text:p>Kurugundla</text:p>
          </table:table-cell>
          <table:table-cell office:value-type="float" office:value="2008" table:style-name="ce5">
            <text:p>2008</text:p>
          </table:table-cell>
          <table:table-cell table:style-name="ce7">
            <draw:custom-shape svg:x="0.23833in" svg:y="0.10502in" svg:width="0.13542in" svg:height="0.14583in" draw:z-index="46" draw:id="id237" draw:style-name="a713" draw:name="Isosceles Triangle 140">
              <svg:title/>
              <svg:desc/>
              <text:p text:style-name="a712" text:class-names="" text:cond-style-name=""><text:span text:style-name="a711" text:class-names="">c</text:span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23" table:style-name="ce6">
            <text:p>23</text:p>
          </table:table-cell>
          <table:table-cell office:value-type="string" table:style-name="ce5">
            <text:p>Meduri</text:p>
          </table:table-cell>
          <table:table-cell office:value-type="float" office:value="2009" table:style-name="ce5">
            <text:p>2009</text:p>
          </table:table-cell>
          <table:table-cell table:style-name="ce7">
            <draw:custom-shape svg:x="0.23407in" svg:y="0.10902in" svg:width="0.13542in" svg:height="0.14583in" draw:z-index="37" draw:id="id228" draw:style-name="a686" draw:name="Isosceles Triangle 127">
              <svg:title/>
              <svg:desc/>
              <text:p text:style-name="a685" text:class-names="" text:cond-style-name=""><text:span text:style-name="a68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24" table:style-name="ce6">
            <text:p>24</text:p>
          </table:table-cell>
          <table:table-cell office:value-type="string" table:style-name="ce5">
            <text:p>Hu</text:p>
          </table:table-cell>
          <table:table-cell office:value-type="float" office:value="2009" table:style-name="ce5">
            <text:p>2009</text:p>
          </table:table-cell>
          <table:table-cell table:style-name="ce7">
            <draw:custom-shape svg:x="0.21875in" svg:y="0.11458in" svg:width="0.15625in" svg:height="0.14583in" draw:z-index="18" draw:id="id209" draw:style-name="a629" draw:name="Rectangle 89">
              <svg:title/>
              <svg:desc/>
              <text:p text:style-name="a628" text:class-names="" text:cond-style-name=""><text:span text:style-name="a6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25" table:style-name="ce6">
            <text:p>25</text:p>
          </table:table-cell>
          <table:table-cell office:value-type="string" table:style-name="ce5">
            <text:p>Snijders</text:p>
          </table:table-cell>
          <table:table-cell office:value-type="float" office:value="2010" table:style-name="ce5">
            <text:p>2010</text:p>
          </table:table-cell>
          <table:table-cell table:style-name="ce7">
            <draw:custom-shape svg:x="0.21875in" svg:y="0.11458in" svg:width="0.15625in" svg:height="0.14583in" draw:z-index="19" draw:id="id210" draw:style-name="a632" draw:name="Rectangle 90">
              <svg:title/>
              <svg:desc/>
              <text:p text:style-name="a631" text:class-names="" text:cond-style-name=""><text:span text:style-name="a6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26" table:style-name="ce6">
            <text:p>26</text:p>
          </table:table-cell>
          <table:table-cell office:value-type="string" table:style-name="ce5">
            <text:p>Arabi</text:p>
          </table:table-cell>
          <table:table-cell office:value-type="float" office:value="2010" table:style-name="ce5">
            <text:p>2010</text:p>
          </table:table-cell>
          <table:table-cell table:style-name="ce7">
            <draw:custom-shape svg:x="0.21875in" svg:y="0.11458in" svg:width="0.15625in" svg:height="0.14583in" draw:z-index="20" draw:id="id211" draw:style-name="a635" draw:name="Rectangle 91">
              <svg:title/>
              <svg:desc/>
              <text:p text:style-name="a634" text:class-names="" text:cond-style-name=""><text:span text:style-name="a6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27" table:style-name="ce6">
            <text:p>27</text:p>
          </table:table-cell>
          <table:table-cell office:value-type="string" table:style-name="ce5">
            <text:p>Yildiz</text:p>
          </table:table-cell>
          <table:table-cell office:value-type="float" office:value="2011" table:style-name="ce5">
            <text:p>2011</text:p>
          </table:table-cell>
          <table:table-cell table:style-name="ce7">
            <draw:custom-shape svg:x="0.21875in" svg:y="0.11458in" svg:width="0.15625in" svg:height="0.14583in" draw:z-index="21" draw:id="id212" draw:style-name="a638" draw:name="Rectangle 92">
              <svg:title/>
              <svg:desc/>
              <text:p text:style-name="a637" text:class-names="" text:cond-style-name=""><text:span text:style-name="a6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28" table:style-name="ce6">
            <text:p>28</text:p>
          </table:table-cell>
          <table:table-cell office:value-type="string" table:style-name="ce5">
            <text:p>Sabry</text:p>
          </table:table-cell>
          <table:table-cell office:value-type="float" office:value="2011" table:style-name="ce5">
            <text:p>2011</text:p>
          </table:table-cell>
          <table:table-cell table:style-name="ce7">
            <draw:custom-shape svg:x="0.21875in" svg:y="0.11458in" svg:width="0.15625in" svg:height="0.14583in" draw:z-index="22" draw:id="id213" draw:style-name="a641" draw:name="Rectangle 93">
              <svg:title/>
              <svg:desc/>
              <text:p text:style-name="a640" text:class-names="" text:cond-style-name=""><text:span text:style-name="a6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29" table:style-name="ce6">
            <text:p>29</text:p>
          </table:table-cell>
          <table:table-cell office:value-type="string" table:style-name="ce5">
            <text:p>Meijvis</text:p>
          </table:table-cell>
          <table:table-cell office:value-type="float" office:value="2011" table:style-name="ce5">
            <text:p>2011</text:p>
          </table:table-cell>
          <table:table-cell table:style-name="ce7">
            <draw:custom-shape svg:x="0.21875in" svg:y="0.11458in" svg:width="0.15625in" svg:height="0.14583in" draw:z-index="23" draw:id="id214" draw:style-name="a644" draw:name="Rectangle 94">
              <svg:title/>
              <svg:desc/>
              <text:p text:style-name="a643" text:class-names="" text:cond-style-name=""><text:span text:style-name="a6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style-name="ro19">
          <table:table-cell office:value-type="float" office:value="30" table:style-name="ce6">
            <text:p>30</text:p>
          </table:table-cell>
          <table:table-cell office:value-type="string" table:style-name="ce5">
            <text:p>Liu</text:p>
          </table:table-cell>
          <table:table-cell office:value-type="float" office:value="2012" table:style-name="ce5">
            <text:p>2012</text:p>
          </table:table-cell>
          <table:table-cell table:style-name="ce7">
            <draw:custom-shape svg:x="0.20833in" svg:y="0.11458in" svg:width="0.13542in" svg:height="0.14583in" draw:z-index="24" draw:id="id215" draw:style-name="a647" draw:name="Isosceles Triangle 106">
              <svg:title/>
              <svg:desc/>
              <text:p text:style-name="a646" text:class-names="" text:cond-style-name=""><text:span text:style-name="a64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31" table:style-name="ce6">
            <text:p>31</text:p>
          </table:table-cell>
          <table:table-cell office:value-type="string" table:style-name="ce5">
            <text:p>Rzek</text:p>
          </table:table-cell>
          <table:table-cell office:value-type="float" office:value="2013" table:style-name="ce5">
            <text:p>2013</text:p>
          </table:table-cell>
          <table:table-cell table:style-name="ce7">
            <draw:custom-shape svg:x="0.20833in" svg:y="0.11458in" svg:width="0.13542in" svg:height="0.14583in" draw:z-index="25" draw:id="id216" draw:style-name="a650" draw:name="Isosceles Triangle 107">
              <svg:title/>
              <svg:desc/>
              <text:p text:style-name="a649" text:class-names="" text:cond-style-name=""><text:span text:style-name="a64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32" table:style-name="ce6">
            <text:p>32</text:p>
          </table:table-cell>
          <table:table-cell office:value-type="string" table:style-name="ce5">
            <text:p>Gordon</text:p>
          </table:table-cell>
          <table:table-cell office:value-type="float" office:value="2014" table:style-name="ce5">
            <text:p>2014</text:p>
          </table:table-cell>
          <table:table-cell table:style-name="ce7">
            <draw:custom-shape svg:x="0.20833in" svg:y="0.11458in" svg:width="0.13542in" svg:height="0.14583in" draw:z-index="26" draw:id="id217" draw:style-name="a653" draw:name="Isosceles Triangle 108">
              <svg:title/>
              <svg:desc/>
              <text:p text:style-name="a652" text:class-names="" text:cond-style-name=""><text:span text:style-name="a65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33" table:style-name="ce6">
            <text:p>33</text:p>
          </table:table-cell>
          <table:table-cell office:value-type="string" table:style-name="ce5">
            <text:p>Huang</text:p>
          </table:table-cell>
          <table:table-cell office:value-type="float" office:value="2014" table:style-name="ce5">
            <text:p>2014</text:p>
          </table:table-cell>
          <table:table-cell table:style-name="ce7">
            <draw:custom-shape svg:x="0.20833in" svg:y="0.11458in" svg:width="0.13542in" svg:height="0.14583in" draw:z-index="27" draw:id="id218" draw:style-name="a656" draw:name="Isosceles Triangle 109">
              <svg:title/>
              <svg:desc/>
              <text:p text:style-name="a655" text:class-names="" text:cond-style-name=""><text:span text:style-name="a65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34" table:style-name="ce6">
            <text:p>34</text:p>
          </table:table-cell>
          <table:table-cell office:value-type="string" table:style-name="ce5">
            <text:p>Mirea</text:p>
          </table:table-cell>
          <table:table-cell office:value-type="float" office:value="2014" table:style-name="ce5">
            <text:p>2014</text:p>
          </table:table-cell>
          <table:table-cell table:style-name="ce7">
            <draw:custom-shape svg:x="0.21055in" svg:y="0.10502in" svg:width="0.13542in" svg:height="0.14583in" draw:z-index="45" draw:id="id236" draw:style-name="a710" draw:name="Isosceles Triangle 138">
              <svg:title/>
              <svg:desc/>
              <text:p text:style-name="a709" text:class-names="" text:cond-style-name=""><text:span text:style-name="a708" text:class-names="">c</text:span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35" table:style-name="ce6">
            <text:p>35</text:p>
          </table:table-cell>
          <table:table-cell office:value-type="string" table:style-name="ce5">
            <text:p>Torres</text:p>
          </table:table-cell>
          <table:table-cell office:value-type="float" office:value="2015" table:style-name="ce5">
            <text:p>2015</text:p>
          </table:table-cell>
          <table:table-cell table:style-name="ce7">
            <draw:custom-shape svg:x="0.20833in" svg:y="0.11458in" svg:width="0.13542in" svg:height="0.14583in" draw:z-index="28" draw:id="id219" draw:style-name="a659" draw:name="Isosceles Triangle 110">
              <svg:title/>
              <svg:desc/>
              <text:p text:style-name="a658" text:class-names="" text:cond-style-name=""><text:span text:style-name="a65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36" table:style-name="ce6">
            <text:p>36</text:p>
          </table:table-cell>
          <table:table-cell office:value-type="string" table:style-name="ce5">
            <text:p>Povoa</text:p>
          </table:table-cell>
          <table:table-cell office:value-type="float" office:value="2015" table:style-name="ce5">
            <text:p>2015</text:p>
          </table:table-cell>
          <table:table-cell table:style-name="ce7">
            <draw:custom-shape svg:x="0.21055in" svg:y="0.10502in" svg:width="0.13542in" svg:height="0.14583in" draw:z-index="41" draw:id="id232" draw:style-name="a698" draw:name="Isosceles Triangle 133">
              <svg:title/>
              <svg:desc/>
              <text:p text:style-name="a697" text:class-names="" text:cond-style-name=""><text:span text:style-name="a696" text:class-names="">c</text:span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37" table:style-name="ce6">
            <text:p>37</text:p>
          </table:table-cell>
          <table:table-cell office:value-type="string" table:style-name="ce5">
            <text:p>Povoa (2)</text:p>
          </table:table-cell>
          <table:table-cell office:value-type="float" office:value="2015" table:style-name="ce5">
            <text:p>2015</text:p>
          </table:table-cell>
          <table:table-cell table:style-name="ce7">
            <draw:custom-shape svg:x="0.21055in" svg:y="0.10502in" svg:width="0.13542in" svg:height="0.14583in" draw:z-index="42" draw:id="id233" draw:style-name="a701" draw:name="Isosceles Triangle 134">
              <svg:title/>
              <svg:desc/>
              <text:p text:style-name="a700" text:class-names="" text:cond-style-name=""><text:span text:style-name="a699" text:class-names="">c</text:span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38" table:style-name="ce6">
            <text:p>38</text:p>
          </table:table-cell>
          <table:table-cell office:value-type="string" table:style-name="ce5">
            <text:p>Tongyoo</text:p>
          </table:table-cell>
          <table:table-cell office:value-type="float" office:value="2016" table:style-name="ce5">
            <text:p>2016</text:p>
          </table:table-cell>
          <table:table-cell table:style-name="ce7">
            <draw:custom-shape svg:x="0.20833in" svg:y="0.11458in" svg:width="0.13542in" svg:height="0.14583in" draw:z-index="29" draw:id="id220" draw:style-name="a662" draw:name="Isosceles Triangle 111">
              <svg:title/>
              <svg:desc/>
              <text:p text:style-name="a661" text:class-names="" text:cond-style-name=""><text:span text:style-name="a66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39" table:style-name="ce6">
            <text:p>39</text:p>
          </table:table-cell>
          <table:table-cell office:value-type="string" table:style-name="ce5">
            <text:p>Gordon</text:p>
          </table:table-cell>
          <table:table-cell office:value-type="float" office:value="2016" table:style-name="ce5">
            <text:p>2016</text:p>
          </table:table-cell>
          <table:table-cell table:style-name="ce7">
            <draw:custom-shape svg:x="0.20833in" svg:y="0.11458in" svg:width="0.13542in" svg:height="0.14583in" draw:z-index="30" draw:id="id221" draw:style-name="a665" draw:name="Isosceles Triangle 112">
              <svg:title/>
              <svg:desc/>
              <text:p text:style-name="a664" text:class-names="" text:cond-style-name=""><text:span text:style-name="a66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40" table:style-name="ce6">
            <text:p>40</text:p>
          </table:table-cell>
          <table:table-cell office:value-type="string" table:style-name="ce5">
            <text:p>Gordon (2)</text:p>
          </table:table-cell>
          <table:table-cell office:value-type="float" office:value="2016" table:style-name="ce5">
            <text:p>2016</text:p>
          </table:table-cell>
          <table:table-cell table:style-name="ce7">
            <draw:custom-shape svg:x="0.23833in" svg:y="0.10502in" svg:width="0.13542in" svg:height="0.14583in" draw:z-index="43" draw:id="id234" draw:style-name="a704" draw:name="Isosceles Triangle 136">
              <svg:title/>
              <svg:desc/>
              <text:p text:style-name="a703" text:class-names="" text:cond-style-name=""><text:span text:style-name="a702" text:class-names="">c</text:span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41" table:style-name="ce6">
            <text:p>41</text:p>
          </table:table-cell>
          <table:table-cell office:value-type="string" table:style-name="ce5">
            <text:p>Keh</text:p>
          </table:table-cell>
          <table:table-cell office:value-type="float" office:value="2016" table:style-name="ce5">
            <text:p>2016</text:p>
          </table:table-cell>
          <table:table-cell table:style-name="ce7">
            <draw:custom-shape svg:x="0.20833in" svg:y="0.11458in" svg:width="0.13542in" svg:height="0.14583in" draw:z-index="31" draw:id="id222" draw:style-name="a668" draw:name="Isosceles Triangle 113">
              <svg:title/>
              <svg:desc/>
              <text:p text:style-name="a667" text:class-names="" text:cond-style-name=""><text:span text:style-name="a66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42" table:style-name="ce6">
            <text:p>42</text:p>
          </table:table-cell>
          <table:table-cell office:value-type="string" table:style-name="ce5">
            <text:p>El-Nawaway</text:p>
          </table:table-cell>
          <table:table-cell office:value-type="float" office:value="2016" table:style-name="ce5">
            <text:p>2016</text:p>
          </table:table-cell>
          <table:table-cell table:style-name="ce7">
            <draw:custom-shape svg:x="0.20477in" svg:y="0.06621in" svg:width="0.13542in" svg:height="0.14583in" draw:z-index="38" draw:id="id229" draw:style-name="a689" draw:name="Isosceles Triangle 128">
              <svg:title/>
              <svg:desc/>
              <text:p text:style-name="a688" text:class-names="" text:cond-style-name=""><text:span text:style-name="a68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43" table:style-name="ce6">
            <text:p>43</text:p>
          </table:table-cell>
          <table:table-cell office:value-type="string" table:style-name="ce5">
            <text:p>Menon</text:p>
          </table:table-cell>
          <table:table-cell office:value-type="float" office:value="2017" table:style-name="ce5">
            <text:p>2017</text:p>
          </table:table-cell>
          <table:table-cell table:style-name="ce7">
            <draw:custom-shape svg:x="0.20477in" svg:y="0.10902in" svg:width="0.13542in" svg:height="0.14583in" draw:z-index="39" draw:id="id230" draw:style-name="a692" draw:name="Isosceles Triangle 129">
              <svg:title/>
              <svg:desc/>
              <text:p text:style-name="a691" text:class-names="" text:cond-style-name=""><text:span text:style-name="a69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44" table:style-name="ce6">
            <text:p>44</text:p>
          </table:table-cell>
          <table:table-cell office:value-type="string" table:style-name="ce5">
            <text:p>Lv</text:p>
          </table:table-cell>
          <table:table-cell office:value-type="float" office:value="2017" table:style-name="ce5">
            <text:p>2017</text:p>
          </table:table-cell>
          <table:table-cell table:style-name="ce7">
            <draw:custom-shape svg:x="0.20833in" svg:y="0.11458in" svg:width="0.13542in" svg:height="0.14583in" draw:z-index="32" draw:id="id223" draw:style-name="a671" draw:name="Isosceles Triangle 114">
              <svg:title/>
              <svg:desc/>
              <text:p text:style-name="a670" text:class-names="" text:cond-style-name=""><text:span text:style-name="a66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45" table:style-name="ce6">
            <text:p>45</text:p>
          </table:table-cell>
          <table:table-cell office:value-type="string" table:style-name="ce5">
            <text:p>Venkatesh</text:p>
          </table:table-cell>
          <table:table-cell office:value-type="float" office:value="2018" table:style-name="ce5">
            <text:p>2018</text:p>
          </table:table-cell>
          <table:table-cell table:style-name="ce7">
            <draw:custom-shape svg:x="0.20833in" svg:y="0.11458in" svg:width="0.13542in" svg:height="0.14583in" draw:z-index="33" draw:id="id224" draw:style-name="a674" draw:name="Isosceles Triangle 115">
              <svg:title/>
              <svg:desc/>
              <text:p text:style-name="a673" text:class-names="" text:cond-style-name=""><text:span text:style-name="a67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46" table:style-name="ce6">
            <text:p>46</text:p>
          </table:table-cell>
          <table:table-cell office:value-type="string" table:style-name="ce5">
            <text:p>Annane</text:p>
          </table:table-cell>
          <table:table-cell office:value-type="float" office:value="2018" table:style-name="ce5">
            <text:p>2018</text:p>
          </table:table-cell>
          <table:table-cell table:style-name="ce7">
            <draw:custom-shape svg:x="0.19406in" svg:y="0.08604in" svg:width="0.13542in" svg:height="0.14583in" draw:z-index="34" draw:id="id225" draw:style-name="a677" draw:name="Isosceles Triangle 116">
              <svg:title/>
              <svg:desc/>
              <text:p text:style-name="a676" text:class-names="" text:cond-style-name=""><text:span text:style-name="a675" text:class-names="">c</text:span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style-name="ro19">
          <table:table-cell office:value-type="float" office:value="47" table:style-name="ce23">
            <text:p>47</text:p>
          </table:table-cell>
          <table:table-cell office:value-type="string" table:style-name="ce8">
            <text:p>Doluee</text:p>
          </table:table-cell>
          <table:table-cell office:value-type="float" office:value="2018" table:style-name="ce8">
            <text:p>2018</text:p>
          </table:table-cell>
          <table:table-cell table:style-name="ce9">
            <draw:custom-shape svg:x="0.21055in" svg:y="0.10502in" svg:width="0.13542in" svg:height="0.14583in" draw:z-index="44" draw:id="id235" draw:style-name="a707" draw:name="Isosceles Triangle 137">
              <svg:title/>
              <svg:desc/>
              <text:p text:style-name="a706" text:class-names="" text:cond-style-name=""><text:span text:style-name="a705" text:class-names="">c</text:span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</table:table-cell>
          <table:table-cell table:number-columns-repeated="16380"/>
        </table:table-row>
        <table:table-row table:number-rows-repeated="104852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Syed Arsalan</meta:initial-creator>
    <dc:creator>bob</dc:creator>
    <meta:creation-date>2020-04-17T22:53:52Z</meta:creation-date>
    <dc:date>2021-08-01T20:59:02Z</dc:date>
    <meta:print-date>2020-04-18T01:33:24Z</meta:print-date>
  </office:meta>
</office:document-meta>
</file>